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Noto Sans" svg:font-family="'Noto Sans'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6.937cm" style:page-number="auto" table:align="left" style:writing-mode="lr-tb"/>
    </style:style>
    <style:style style:name="Table1.A" style:family="table-column">
      <style:table-column-properties style:column-width="10.689cm"/>
    </style:style>
    <style:style style:name="Table1.B" style:family="table-column">
      <style:table-column-properties style:column-width="6.2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none" style:writing-mode="lr-tb"/>
    </style:style>
    <style:style style:name="Table1.B1" style:family="table-cell">
      <style:table-cell-properties style:vertical-align="bottom" fo:padding="0.097cm" fo:border="none" style:writing-mode="lr-tb"/>
    </style:style>
    <style:style style:name="Table2" style:family="table">
      <style:table-properties style:width="17.526cm" table:align="left" style:writing-mode="lr-tb"/>
    </style:style>
    <style:style style:name="Table2.A" style:family="table-column">
      <style:table-column-properties style:column-width="17.5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fe7f5" fo:padding="0.097cm" fo:border="none" style:writing-mode="lr-tb">
        <style:background-image/>
      </style:table-cell-properties>
    </style:style>
    <style:style style:name="Table2.A2" style:family="table-cell">
      <style:table-cell-properties style:vertical-align="middle" fo:background-color="#f1f8ff" fo:padding="0.097cm" fo:border="none" style:writing-mode="lr-tb">
        <style:background-image/>
      </style:table-cell-properties>
    </style:style>
    <style:style style:name="Table5" style:family="table">
      <style:table-properties style:width="17.526cm" table:align="left" style:writing-mode="lr-tb"/>
    </style:style>
    <style:style style:name="Table5.A" style:family="table-column">
      <style:table-column-properties style:column-width="4.38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003366" fo:padding="0.097cm" fo:border="none" style:writing-mode="lr-tb">
        <style:background-image/>
      </style:table-cell-properties>
    </style:style>
    <style:style style:name="Table5.B1" style:family="table-cell">
      <style:table-cell-properties style:vertical-align="top" fo:background-color="#cfe7f5" fo:padding="0.097cm" fo:border="none" style:writing-mode="lr-tb">
        <style:background-image/>
      </style:table-cell-properties>
    </style:style>
    <style:style style:name="Table3" style:family="table">
      <style:table-properties style:width="17.526cm" table:align="left" style:writing-mode="lr-tb"/>
    </style:style>
    <style:style style:name="Table3.A" style:family="table-column">
      <style:table-column-properties style:column-width="7.488cm"/>
    </style:style>
    <style:style style:name="Table3.B" style:family="table-column">
      <style:table-column-properties style:column-width="10.03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003366" fo:padding="0.097cm" fo:border="none" style:writing-mode="lr-tb">
        <style:background-image/>
      </style:table-cell-properties>
    </style:style>
    <style:style style:name="Table3.B1" style:family="table-cell">
      <style:table-cell-properties style:vertical-align="top" fo:background-color="#cfe7f5" fo:padding="0.097cm" fo:border-left="none" fo:border-right="none" fo:border-top="none" fo:border-bottom="0.1pt solid #000000" style:writing-mode="lr-tb">
        <style:background-image/>
      </style:table-cell-properties>
    </style:style>
    <style:style style:name="Table3.B2" style:family="table-cell">
      <style:table-cell-properties style:vertical-align="top" fo:background-color="#cfe7f5" fo:padding="0.097cm" fo:border="none" style:writing-mode="lr-tb">
        <style:background-image/>
      </style:table-cell-properties>
    </style:style>
    <style:style style:name="Table6" style:family="table">
      <style:table-properties style:width="17.526cm" table:align="left" style:writing-mode="lr-tb"/>
    </style:style>
    <style:style style:name="Table6.A" style:family="table-column">
      <style:table-column-properties style:column-width="1.612cm"/>
    </style:style>
    <style:style style:name="Table6.B" style:family="table-column">
      <style:table-column-properties style:column-width="15.91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003366" fo:padding="0.097cm" fo:border="none" style:writing-mode="lr-tb">
        <style:background-image/>
      </style:table-cell-properties>
    </style:style>
    <style:style style:name="Table6.B1" style:family="table-cell">
      <style:table-cell-properties style:vertical-align="middle" fo:background-color="#f1f8ff" fo:padding="0.097cm" fo:border="none" style:writing-mode="lr-tb">
        <style:background-image/>
      </style:table-cell-properties>
    </style:style>
    <style:style style:name="Table6.B2" style:family="table-cell">
      <style:table-cell-properties style:vertical-align="middle" fo:background-color="#cfe7f5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3.366cm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0f063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14a0a6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rsid="00181960" officeooo:paragraph-rsid="00181960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3.366cm"/>
        </style:tab-stops>
      </style:paragraph-properties>
      <style:text-properties officeooo:paragraph-rsid="0014a0a6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10pt" fo:letter-spacing="0.071cm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14pt" fo:letter-spacing="0.071cm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letter-spacing="0.071cm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6pt" fo:letter-spacing="0.071cm" fo:font-style="normal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65724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0f063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14a0a6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164a2c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1a7981"/>
    </style:style>
    <style:style style:name="P20" style:family="paragraph" style:parent-style-name="Standard">
      <loext:graphic-properties draw:fill="solid" draw:fill-color="#cfe7f5" draw:opacity="100%"/>
      <style:paragraph-properties fo:margin-top="0cm" fo:margin-bottom="0cm" loext:contextual-spacing="false" fo:line-height="100%" fo:text-align="start" style:justify-single-word="false" fo:background-color="#cfe7f5" style:text-autospace="none">
        <style:tab-stops>
          <style:tab-stop style:position="3.366cm"/>
        </style:tab-stops>
      </style:paragraph-properties>
      <style:text-properties officeooo:paragraph-rsid="00235e71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65724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3.366cm"/>
        </style:tab-stops>
      </style:paragraph-properties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3.366cm"/>
        </style:tab-stops>
      </style:paragraph-properties>
      <style:text-properties officeooo:paragraph-rsid="0014a0a6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3.366cm"/>
        </style:tab-stops>
      </style:paragraph-properties>
      <style:text-properties officeooo:paragraph-rsid="00164a2c"/>
    </style:style>
    <style:style style:name="P25" style:family="paragraph" style:parent-style-name="Standard">
      <loext:graphic-properties draw:fill="solid" draw:fill-color="#cfe7f5" draw:opacity="100%"/>
      <style:paragraph-properties fo:margin-top="0cm" fo:margin-bottom="0cm" loext:contextual-spacing="false" fo:line-height="100%" fo:text-align="center" style:justify-single-word="false" fo:background-color="#cfe7f5" style:text-autospace="none">
        <style:tab-stops>
          <style:tab-stop style:position="3.366cm"/>
        </style:tab-stops>
      </style:paragraph-properties>
      <style:text-properties officeooo:paragraph-rsid="00235e71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15.24cm"/>
        </style:tab-stops>
      </style:paragraph-properties>
    </style:style>
    <style:style style:name="P27" style:family="paragraph" style:parent-style-name="Standard">
      <style:paragraph-properties fo:margin-top="0cm" fo:margin-bottom="0cm" loext:contextual-spacing="false" fo:line-height="100%" fo:text-align="end" style:justify-single-word="false" style:text-autospace="none">
        <style:tab-stops>
          <style:tab-stop style:position="3.366cm"/>
        </style:tab-stops>
      </style:paragraph-properties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6pt" fo:letter-spacing="0.071cm" fo:font-style="normal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6pt" fo:letter-spacing="0.071cm" fo:font-style="normal" fo:font-weight="bold" officeooo:paragraph-rsid="001a7981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003366" style:font-name="Arial" fo:font-size="6pt" fo:letter-spacing="0.071cm" fo:font-weight="bold" style:font-name-asian="Arial" style:font-size-asian="6pt" style:font-weight-asian="bold" style:font-name-complex="Arial" style:font-size-complex="6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14pt" fo:letter-spacing="0.071cm" style:text-underline-style="solid" style:text-underline-width="auto" style:text-underline-color="font-color" fo:font-weight="bold" officeooo:paragraph-rsid="001a7981" style:font-name-asian="Arial" style:font-size-asian="14pt" style:font-weight-asian="bold" style:font-name-complex="Arial" style:font-size-complex="14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fo:font-weight="bold" officeooo:paragraph-rsid="001a7981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style:text-underline-style="none" fo:font-weight="bold" officeooo:paragraph-rsid="00265724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fo:font-weight="normal" officeooo:paragraph-rsid="001a7981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003366" style:font-name="Arial" fo:font-size="10pt" fo:letter-spacing="0.071cm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32pt" fo:letter-spacing="0.071cm" fo:font-weight="bold" style:font-name-asian="Times New Roman" style:font-size-asian="32pt" style:font-weight-asian="bold" style:font-name-complex="Arial" style:font-size-complex="32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  <style:text-properties fo:color="#ffffff" style:font-name="Arial" fo:font-size="14pt" fo:letter-spacing="0.071cm" fo:font-weight="bold" style:font-name-asian="Times New Roman" style:font-size-asian="14pt" style:font-weight-asian="bold" style:font-name-complex="Arial" style:font-size-complex="14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end" style:justify-single-word="false" style:text-autospace="none">
        <style:tab-stops>
          <style:tab-stop style:position="3.366cm"/>
        </style:tab-stops>
      </style:paragraph-properties>
      <style:text-properties style:font-name="Arial" fo:font-size="10pt" fo:font-style="normal" fo:font-weight="bold" officeooo:paragraph-rsid="001a7981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end" style:justify-single-word="false" style:text-autospace="none">
        <style:tab-stops>
          <style:tab-stop style:position="3.366cm"/>
        </style:tab-stops>
      </style:paragraph-properties>
      <style:text-properties style:font-name="Arial" fo:font-size="9pt" fo:font-style="normal" fo:font-weight="bold" style:font-name-asian="Times New Roman" style:font-size-asian="9pt" style:font-style-asian="normal" style:font-weight-asian="bold" style:font-name-complex="Arial" style:font-size-complex="9pt" style:font-style-complex="normal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end" style:justify-single-word="false" style:text-autospace="none">
        <style:tab-stops>
          <style:tab-stop style:position="3.366cm"/>
        </style:tab-stops>
      </style:paragraph-properties>
      <style:text-properties style:font-name="Arial" fo:font-size="9pt" fo:font-style="normal" fo:font-weight="bold" style:font-name-asian="Times New Roman" style:font-size-asian="9pt" style:font-style-asian="normal" style:font-weight-asian="bold" style:font-name-complex="Arial" style:font-size-complex="9pt" style:font-style-complex="normal" style:font-weight-complex="normal"/>
    </style:style>
    <style:style style:name="P43" style:family="paragraph" style:parent-style-name="Table_20_Contents">
      <style:paragraph-properties fo:margin-top="0cm" fo:margin-bottom="0cm" loext:contextual-spacing="false" fo:line-height="115%" fo:text-align="end" style:justify-single-word="false"/>
    </style:style>
    <style:style style:name="P44" style:family="paragraph" style:parent-style-name="Table_20_Contents">
      <style:paragraph-properties fo:margin-top="0cm" fo:margin-bottom="0cm" loext:contextual-spacing="false" fo:line-height="115%" fo:text-align="end" style:justify-single-word="false" style:snap-to-layout-grid="false"/>
    </style:style>
    <style:style style:name="P45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fo:color="#003366" style:font-name="Arial1" fo:font-size="10pt" style:font-size-asian="10pt" style:font-name-complex="Arial1" style:font-size-complex="10pt"/>
    </style:style>
    <style:style style:name="P46" style:family="paragraph" style:parent-style-name="Table_20_Contents">
      <style:paragraph-properties fo:margin-top="0cm" fo:margin-bottom="0cm" loext:contextual-spacing="false" fo:line-height="115%" fo:text-align="end" style:justify-single-word="false"/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47" style:family="paragraph" style:parent-style-name="Standard">
      <style:paragraph-properties fo:margin-top="0cm" fo:margin-bottom="0.3cm" loext:contextual-spacing="false" fo:line-height="100%" fo:text-align="start" style:justify-single-word="false">
        <style:tab-stops>
          <style:tab-stop style:position="15.24cm"/>
        </style:tab-stops>
      </style:paragraph-properties>
    </style:style>
    <style:style style:name="P48" style:family="paragraph" style:parent-style-name="Standard">
      <style:paragraph-properties fo:margin-top="0cm" fo:margin-bottom="0.199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</style:style>
    <style:style style:name="P49" style:family="paragraph" style:parent-style-name="Standard">
      <style:paragraph-properties fo:margin-top="0cm" fo:margin-bottom="0.199cm" loext:contextual-spacing="false" fo:line-height="100%" fo:text-align="center" style:justify-single-word="false" style:text-autospace="none">
        <style:tab-stops>
          <style:tab-stop style:position="3.366cm"/>
        </style:tab-stops>
      </style:paragraph-properties>
    </style:style>
    <style:style style:name="P50" style:family="paragraph" style:parent-style-name="Standard">
      <style:paragraph-properties fo:margin-top="0cm" fo:margin-bottom="0.199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style:text-underline-style="solid" style:text-underline-width="auto" style:text-underline-color="font-color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14pt" fo:letter-spacing="0.071cm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letter-spacing="0.071cm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  <style:text-properties fo:color="#003366" style:font-name="Arial" fo:font-size="10pt" fo:letter-spacing="0.071cm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6pt" fo:letter-spacing="0.071cm" fo:font-style="normal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5.24cm"/>
        </style:tab-stops>
      </style:paragraph-properties>
    </style:style>
    <style:style style:name="P56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15.24cm"/>
        </style:tab-stops>
      </style:paragraph-properties>
    </style:style>
    <style:style style:name="P57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0f063"/>
    </style:style>
    <style:style style:name="P58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14a0a6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65724"/>
    </style:style>
    <style:style style:name="P60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b63ae"/>
    </style:style>
    <style:style style:name="P61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paragraph-rsid="002c1245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3.366cm"/>
        </style:tab-stops>
      </style:paragraph-properties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3.366cm"/>
        </style:tab-stops>
      </style:paragraph-properties>
      <style:text-properties officeooo:paragraph-rsid="0014a0a6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officeooo:rsid="00181960" officeooo:paragraph-rsid="00181960"/>
    </style:style>
    <style:style style:name="P65" style:family="paragraph" style:parent-style-name="Standard">
      <style:paragraph-properties fo:margin-top="0cm" fo:margin-bottom="0cm" loext:contextual-spacing="false" fo:line-height="100%" fo:text-align="end" style:justify-single-word="false" style:text-autospace="none">
        <style:tab-stops>
          <style:tab-stop style:position="3.366cm"/>
        </style:tab-stops>
      </style:paragraph-properties>
      <style:text-properties style:font-name="Arial" fo:font-size="9pt" fo:font-style="normal" fo:font-weight="bold" style:font-name-asian="Times New Roman" style:font-size-asian="9pt" style:font-style-asian="normal" style:font-weight-asian="bold" style:font-name-complex="Arial" style:font-size-complex="9pt" style:font-style-complex="normal" style:font-weight-complex="bold"/>
    </style:style>
    <style:style style:name="P66" style:family="paragraph" style:parent-style-name="Standard">
      <style:paragraph-properties fo:margin-top="0cm" fo:margin-bottom="0.199cm" loext:contextual-spacing="false" fo:line-height="100%" fo:text-align="start" style:justify-single-word="false" style:text-autospace="none">
        <style:tab-stops>
          <style:tab-stop style:position="3.366cm"/>
        </style:tab-stops>
      </style:paragraph-properties>
      <style:text-properties fo:color="#003366" style:font-name="Arial" fo:font-size="10pt" fo:font-style="normal" style:text-underline-style="solid" style:text-underline-width="auto" style:text-underline-color="font-color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P67" style:family="paragraph">
      <loext:graphic-properties draw:fill="solid" draw:fill-color="#003366"/>
      <style:paragraph-properties style:writing-mode="lr-tb"/>
    </style:style>
    <style:style style:name="T1" style:family="text">
      <style:text-properties fo:color="#ffffff" style:font-name="Arial" fo:font-size="20pt" fo:letter-spacing="0.071cm" style:text-underline-style="solid" style:text-underline-width="auto" style:text-underline-color="font-color" fo:font-weight="bold" style:font-name-asian="Times New Roman" style:font-size-asian="20pt" style:font-weight-asian="bold" style:font-name-complex="Arial" style:font-size-complex="20pt" style:font-weight-complex="bold"/>
    </style:style>
    <style:style style:name="T2" style:family="text">
      <style:text-properties fo:color="#ffffff" style:font-name="Arial" fo:font-size="10pt" style:font-size-asian="10pt" style:font-name-complex="Arial" style:font-size-complex="10pt" style:font-weight-complex="bold"/>
    </style:style>
    <style:style style:name="T3" style:family="text">
      <style:text-properties fo:color="#ffffff" style:font-name="Wingdings" fo:font-size="10pt" style:font-size-asian="10pt" style:font-name-complex="Wingdings" style:font-size-complex="10pt" style:font-weight-complex="bold"/>
    </style:style>
    <style:style style:name="T4" style:family="text">
      <style:text-properties fo:color="#ffffff" style:font-name="Arial" fo:font-size="10pt" style:font-name-asian="Times New Roman" style:font-size-asian="10pt" style:font-name-complex="Arial" style:font-size-complex="10pt" style:font-weight-complex="bold"/>
    </style:style>
    <style:style style:name="T5" style:family="text">
      <style:text-properties fo:color="#ffffff" style:font-name="Arial" fo:font-size="14pt" fo:letter-spacing="0.071cm" fo:font-weight="bold" style:font-name-asian="Times New Roman" style:font-size-asian="14pt" style:font-weight-asian="bold" style:font-name-complex="Arial" style:font-size-complex="14pt" style:font-weight-complex="bold"/>
    </style:style>
    <style:style style:name="T6" style:family="text">
      <style:text-properties fo:color="#ffffff" style:font-name="Arial" fo:font-size="20pt" fo:letter-spacing="0.071cm" fo:font-weight="bold" style:font-name-asian="Times New Roman" style:font-size-asian="20pt" style:font-weight-asian="bold" style:font-name-complex="Arial" style:font-size-complex="20pt" style:font-weight-complex="bold"/>
    </style:style>
    <style:style style:name="T7" style:family="text">
      <style:text-properties fo:color="#003366" style:font-name="Arial" fo:font-size="14pt" fo:letter-spacing="0.071cm" style:text-underline-style="solid" style:text-underline-width="auto" style:text-underline-color="font-color" fo:font-weight="bold" style:font-name-asian="Arial" style:font-size-asian="14pt" style:font-weight-asian="bold" style:font-name-complex="Arial" style:font-size-complex="14pt" style:font-weight-complex="bold"/>
    </style:style>
    <style:style style:name="T8" style:family="text">
      <style:text-properties fo:color="#003366" style:font-name="Arial" fo:font-size="14pt" fo:letter-spacing="0.071cm" style:text-underline-style="solid" style:text-underline-width="auto" style:text-underline-color="font-color" fo:font-weight="bold" style:font-name-asian="Times New Roman" style:font-size-asian="14pt" style:font-weight-asian="bold" style:font-name-complex="Arial" style:font-size-complex="14pt" style:font-weight-complex="bold"/>
    </style:style>
    <style:style style:name="T9" style:family="text">
      <style:text-properties fo:color="#003366" style:font-name="Arial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color="#0000ff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003366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003366" style:font-name="Arial" fo:font-size="12pt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Arial" style:font-size-complex="12pt" style:font-style-complex="normal" style:font-weight-complex="bold"/>
    </style:style>
    <style:style style:name="T13" style:family="text">
      <style:text-properties fo:color="#003366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color="#003366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" style:family="text">
      <style:text-properties fo:font-size="14pt" style:font-name-asian="Times New Roman" style:font-size-asian="14pt" style:font-size-complex="14pt"/>
    </style:style>
    <style:style style:name="T16" style:family="text">
      <style:text-properties style:font-name-asian="Times New Roman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003366" style:font-name="Arial" fo:font-size="14pt" fo:letter-spacing="0.071cm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9" style:family="text">
      <style:text-properties fo:color="#003366" style:font-name="Arial" fo:font-size="10pt" fo:font-style="normal" style:text-underline-style="solid" style:text-underline-width="auto" style:text-underline-color="font-color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T20" style:family="text">
      <style:text-properties fo:color="#ffffff" style:font-name="Arial" fo:font-size="10pt" style:font-name-asian="Times New Roman" style:font-size-asian="10pt" style:font-name-complex="Arial" style:font-size-complex="10pt" style:font-weight-complex="bold"/>
    </style:style>
    <style:style style:name="T21" style:family="text">
      <style:text-properties fo:color="#ffffff" style:font-name="Arial" fo:font-size="10pt" style:font-size-asian="10pt" style:font-name-complex="Arial" style:font-size-complex="10pt"/>
    </style:style>
    <style:style style:name="T22" style:family="text">
      <style:text-properties fo:color="#ffffff" style:font-name="Arial" fo:font-size="10pt" style:font-size-asian="10pt" style:font-name-complex="Arial" style:font-size-complex="10pt" style:font-weight-complex="bold"/>
    </style:style>
    <style:style style:name="T23" style:family="text">
      <style:text-properties fo:color="#ffffff" style:font-name="Arial" fo:font-size="20pt" fo:letter-spacing="0.071cm" fo:font-weight="bold" style:font-name-asian="Times New Roman" style:font-size-asian="20pt" style:font-weight-asian="bold" style:font-name-complex="Arial" style:font-size-complex="20pt" style:font-weight-complex="bold"/>
    </style:style>
    <style:style style:name="T24" style:family="text">
      <style:text-properties fo:color="#ffffff" style:font-name="Arial" fo:font-size="20pt" fo:letter-spacing="0.071cm" style:text-underline-style="solid" style:text-underline-width="auto" style:text-underline-color="font-color" fo:font-weight="bold" style:font-name-asian="Times New Roman" style:font-size-asian="20pt" style:font-weight-asian="bold" style:font-name-complex="Arial" style:font-size-complex="20pt" style:font-weight-complex="bold"/>
    </style:style>
    <style:style style:name="T25" style:family="text">
      <style:text-properties fo:color="#ffffff" style:font-name="Arial" fo:font-size="14pt" fo:letter-spacing="0.071cm" fo:font-weight="bold" style:font-name-asian="Times New Roman" style:font-size-asian="14pt" style:font-weight-asian="bold" style:font-name-complex="Arial" style:font-size-complex="14pt" style:font-weight-complex="bold"/>
    </style:style>
    <style:style style:name="T26" style:family="text">
      <style:text-properties fo:color="#ffffff" style:font-name="Wingdings" fo:font-size="10pt" style:font-size-asian="10pt" style:font-name-complex="Wingdings" style:font-size-complex="10pt" style:font-weight-complex="bold"/>
    </style:style>
    <style:style style:name="T27" style:family="text">
      <style:text-properties fo:color="#ffffff" style:font-name="Arial1" fo:font-size="10pt" fo:font-weight="bold" style:font-size-asian="10pt" style:font-weight-asian="bold" style:font-name-complex="Arial1" style:font-size-complex="10pt" style:font-weight-complex="bold"/>
    </style:style>
    <style:style style:name="T28" style:family="text"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29" style:family="text">
      <style:text-properties fo:color="#ffffff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30" style:family="text">
      <style:text-properties fo:color="#ffffff" style:font-name="Arial1" fo:font-size="10pt" style:font-size-asian="10pt" style:font-name-complex="Arial1" style:font-size-complex="10pt"/>
    </style:style>
    <style:style style:name="T31" style:family="text">
      <style:text-properties fo:color="#003366" style:font-name="Arial" fo:font-size="14pt" fo:letter-spacing="0.071cm" style:text-underline-style="solid" style:text-underline-width="auto" style:text-underline-color="font-color" fo:font-weight="bold" style:font-name-asian="Arial" style:font-size-asian="14pt" style:font-weight-asian="bold" style:font-name-complex="Arial" style:font-size-complex="14pt" style:font-weight-complex="bold"/>
    </style:style>
    <style:style style:name="T32" style:family="text">
      <style:text-properties fo:color="#003366" style:font-name="Arial" fo:font-size="14pt" fo:letter-spacing="0.071cm" style:text-underline-style="solid" style:text-underline-width="auto" style:text-underline-color="font-color" fo:font-weight="bold" style:font-name-asian="Times New Roman" style:font-size-asian="14pt" style:font-weight-asian="bold" style:font-name-complex="Arial" style:font-size-complex="14pt" style:font-weight-complex="bold"/>
    </style:style>
    <style:style style:name="T33" style:family="text">
      <style:text-properties fo:color="#003366" style:font-name="Arial" fo:font-size="14pt" fo:letter-spacing="0.071cm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4" style:family="text">
      <style:text-properties fo:color="#003366" style:font-name="Arial" fo:font-size="14pt" fo:letter-spacing="0.071cm" fo:font-style="normal" fo:font-weight="bold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T35" style:family="text">
      <style:text-properties fo:color="#003366" style:font-name="Arial" fo:font-size="14pt" fo:letter-spacing="0.071cm" style:text-underline-style="none" fo:font-weight="bold" style:font-name-asian="Times New Roman" style:font-size-asian="14pt" style:font-weight-asian="bold" style:font-name-complex="Arial" style:font-size-complex="14pt" style:font-weight-complex="bold"/>
    </style:style>
    <style:style style:name="T36" style:family="text">
      <style:text-properties fo:color="#003366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7" style:family="text">
      <style:text-properties fo:color="#003366" style:font-name="Arial" fo:font-size="10pt" fo:font-style="normal" fo:font-weight="normal" officeooo:rsid="002f78c5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8" style:family="text">
      <style:text-properties fo:color="#003366" style:font-name="Arial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9" style:family="text">
      <style:text-properties fo:color="#003366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0" style:family="text">
      <style:text-properties fo:color="#003366" style:font-name="Arial" fo:font-size="10pt" fo:font-style="normal" style:text-underline-style="none" fo:font-weight="normal" officeooo:rsid="0012b3bd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1" style:family="text">
      <style:text-properties fo:color="#003366" style:font-name="Arial" fo:font-size="10pt" fo:font-style="normal" style:text-underline-style="none" fo:font-weight="normal" officeooo:rsid="001fc75e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2" style:family="text">
      <style:text-properties fo:color="#003366" style:font-name="Arial" fo:font-size="10pt" fo:font-style="normal" style:text-underline-style="none" fo:font-weight="normal" officeooo:rsid="00235e71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3" style:family="text">
      <style:text-properties fo:color="#003366" style:font-name="Arial" fo:font-size="10pt" fo:font-style="normal" style:text-underline-style="none" fo:font-weight="normal" officeooo:rsid="003146f1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4" style:family="text">
      <style:text-properties fo:color="#003366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5" style:family="text">
      <style:text-properties fo:color="#003366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T46" style:family="text">
      <style:text-properties fo:color="#003366" style:font-name="Arial" fo:font-size="10pt" fo:font-style="normal" style:text-underline-style="none" fo:font-weight="bold" officeooo:rsid="00164a2c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T47" style:family="text">
      <style:text-properties fo:color="#003366" style:font-name="Arial" fo:font-size="10pt" fo:font-style="normal" style:text-underline-style="none" fo:font-weight="bold" officeooo:rsid="00235e71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T48" style:family="text">
      <style:text-properties fo:color="#003366" style:font-name="Arial" fo:font-size="10pt" fo:font-style="normal" style:text-underline-style="solid" style:text-underline-width="auto" style:text-underline-color="font-color" fo:font-weight="bold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T49" style:family="text">
      <style:text-properties fo:color="#003366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Arial" style:font-size-complex="10pt" style:font-style-complex="italic" style:font-weight-complex="normal"/>
    </style:style>
    <style:style style:name="T50" style:family="text">
      <style:text-properties fo:color="#003366" style:font-name="Arial" fo:font-size="10pt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51" style:family="text">
      <style:text-properties fo:color="#003366" style:font-name="Arial" fo:font-size="10pt" fo:font-style="italic" style:text-underline-style="solid" style:text-underline-width="auto" style:text-underline-color="font-color" fo:font-weight="normal" style:font-name-asian="Times New Roman" style:font-size-asian="10pt" style:font-style-asian="italic" style:font-weight-asian="normal" style:font-name-complex="Arial" style:font-size-complex="10pt" style:font-style-complex="italic" style:font-weight-complex="normal"/>
    </style:style>
    <style:style style:name="T52" style:family="text">
      <style:text-properties fo:color="#003366" style:font-name="Arial" fo:font-size="12pt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Arial" style:font-size-complex="12pt" style:font-style-complex="normal" style:font-weight-complex="bold"/>
    </style:style>
    <style:style style:name="T53" style:family="text">
      <style:text-properties fo:color="#003366" style:font-name="Arial" fo:font-size="12pt" fo:font-style="normal" style:text-underline-style="solid" style:text-underline-width="auto" style:text-underline-color="font-color" fo:font-weight="bold" officeooo:rsid="00164a2c" style:font-name-asian="Times New Roman" style:font-size-asian="12pt" style:font-style-asian="normal" style:font-weight-asian="bold" style:font-name-complex="Arial" style:font-size-complex="12pt" style:font-style-complex="normal" style:font-weight-complex="bold"/>
    </style:style>
    <style:style style:name="T54" style:family="text">
      <style:text-properties fo:color="#003366" style:font-name="Arial" fo:font-size="12pt" fo:font-style="normal" style:text-underline-style="solid" style:text-underline-width="auto" style:text-underline-color="font-color" fo:font-weight="bold" officeooo:rsid="00235e71" style:font-name-asian="Times New Roman" style:font-size-asian="12pt" style:font-style-asian="normal" style:font-weight-asian="bold" style:font-name-complex="Arial" style:font-size-complex="12pt" style:font-style-complex="normal" style:font-weight-complex="bold"/>
    </style:style>
    <style:style style:name="T55" style:family="text">
      <style:text-properties fo:color="#003366" style:font-name="Noto Sans" fo:font-size="12pt" fo:font-style="italic" style:text-underline-style="none" fo:font-weight="bold" style:font-name-asian="Noto Sans" style:font-size-asian="12pt" style:font-style-asian="italic" style:font-weight-asian="bold" style:font-name-complex="Noto Sans" style:font-size-complex="12pt" style:font-style-complex="italic" style:font-weight-complex="bold"/>
    </style:style>
    <style:style style:name="T56" style:family="text">
      <style:text-properties fo:color="#003366" style:font-name="Noto Sans" fo:font-size="12pt" fo:font-style="normal" style:text-underline-style="none" fo:font-weight="bold" style:font-name-asian="Noto Sans" style:font-size-asian="12pt" style:font-style-asian="normal" style:font-weight-asian="bold" style:font-name-complex="Noto Sans" style:font-size-complex="12pt" style:font-style-complex="normal" style:font-weight-complex="bold"/>
    </style:style>
    <style:style style:name="T57" style:family="text">
      <style:text-properties fo:color="#003366" style:font-name="Noto Sans" fo:font-size="12pt" fo:font-style="normal" fo:font-weight="bold" style:font-name-asian="Noto Sans" style:font-size-asian="12pt" style:font-style-asian="normal" style:font-weight-asian="bold" style:font-name-complex="Noto Sans" style:font-size-complex="12pt" style:font-style-complex="normal" style:font-weight-complex="bold"/>
    </style:style>
    <style:style style:name="T58" style:family="text">
      <style:text-properties fo:color="#003366" style:font-name="Arial1" fo:font-size="10pt" fo:font-style="italic" style:text-underline-style="none" fo:font-weight="normal" style:font-name-asian="Noto Sans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9" style:family="text">
      <style:text-properties fo:color="#003366" style:font-name="Arial1" fo:font-size="10pt" fo:font-style="normal" style:text-underline-style="none" fo:font-weight="normal" style:font-name-asian="Noto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60" style:family="text">
      <style:text-properties fo:color="#0000ff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fo:font-size="14pt" style:font-name-asian="Times New Roman" style:font-size-asian="14pt" style:font-size-complex="14pt"/>
    </style:style>
    <style:style style:name="T63" style:family="text">
      <style:text-properties style:font-name="Arial" fo:font-size="9pt" fo:font-style="normal" fo:font-weight="bold" style:font-name-asian="Times New Roman" style:font-size-asian="9pt" style:font-style-asian="normal" style:font-weight-asian="bold" style:font-name-complex="Arial" style:font-size-complex="9pt" style:font-style-complex="normal" style:font-weight-complex="bold"/>
    </style:style>
    <style:style style:name="T64" style:family="text">
      <style:text-properties style:font-name="Arial" fo:font-size="9pt" fo:font-style="normal" fo:font-weight="bold" officeooo:rsid="00265724" style:font-name-asian="Times New Roman" style:font-size-asian="9pt" style:font-style-asian="normal" style:font-weight-asian="bold" style:font-name-complex="Arial" style:font-size-complex="9pt" style:font-style-complex="normal" style:font-weight-complex="bold"/>
    </style:style>
    <style:style style:name="T65" style:family="text">
      <style:text-properties fo:color="#3333ff" style:font-name="Arial" fo:font-size="10pt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6" style:family="text">
      <style:text-properties fo:color="#3333ff" style:font-name="Arial" fo:font-size="10pt" fo:font-style="normal" style:text-underline-style="solid" style:text-underline-width="auto" style:text-underline-color="font-color" fo:font-weight="normal" officeooo:rsid="0012b3bd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7" style:family="text">
      <style:text-properties fo:color="#3333ff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8" style:family="text">
      <style:text-properties fo:color="#3333ff" style:font-name="Arial" fo:font-size="10pt" fo:font-style="normal" style:text-underline-style="none" fo:font-weight="normal" officeooo:rsid="00164a2c" style:font-name-asian="Times New Roman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9" style:family="text">
      <style:text-properties fo:color="#3333ff" style:font-name="Arial1" fo:font-size="10pt" style:font-size-asian="10pt" style:font-size-complex="10pt"/>
    </style:style>
    <style:style style:name="T70" style:family="text">
      <style:text-properties officeooo:rsid="00265724"/>
    </style:style>
    <style:style style:name="T71" style:family="text">
      <style:text-properties officeooo:rsid="00279ad7"/>
    </style:style>
    <style:style style:name="T72" style:family="text">
      <style:text-properties style:font-name-asian="Times New Roman"/>
    </style:style>
    <style:style style:name="T73" style:family="text">
      <style:text-properties officeooo:rsid="00304c1a"/>
    </style:style>
    <style:style style:name="gr1" style:family="graphic">
      <style:graphic-properties draw:stroke="solid" svg:stroke-width="0.026cm" svg:stroke-color="#3465a4" svg:stroke-opacity="100%" draw:stroke-linejoin="round" draw:fill="solid" draw:fill-color="#003366" draw:textarea-horizontal-align="left" draw:textarea-vertical-align="middle" draw:auto-grow-height="false" fo:min-height="4.835cm" fo:min-width="20.158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28698816" text:id="ct28698816">
          <text:insertion>
            <office:change-info>
              <dc:creator>zoidberg9000 </dc:creator>
              <dc:date>2016-03-09T15:05:00</dc:date>
            </office:change-info>
          </text:insertion>
        </text:changed-region>
        <text:changed-region xml:id="ct28704656" text:id="ct28704656">
          <text:insertion>
            <office:change-info>
              <dc:creator>zoidberg9000 </dc:creator>
              <dc:date>2016-03-09T15:11:00</dc:date>
            </office:change-info>
          </text:insertion>
        </text:changed-region>
        <text:changed-region xml:id="ct28704864" text:id="ct28704864">
          <text:insertion>
            <office:change-info>
              <dc:creator>zoidberg9000 </dc:creator>
              <dc:date>2016-03-09T15:10:00</dc:date>
            </office:change-info>
          </text:insertion>
        </text:changed-region>
        <text:changed-region xml:id="ct28954448" text:id="ct28954448">
          <text:insertion>
            <office:change-info>
              <dc:creator>zoidberg9000 </dc:creator>
              <dc:date>2016-03-09T15:07:00</dc:date>
            </office:change-info>
          </text:insertion>
        </text:changed-region>
        <text:changed-region xml:id="ct28933696" text:id="ct28933696">
          <text:insertion>
            <office:change-info>
              <dc:creator>zoidberg9000 </dc:creator>
              <dc:date>2016-03-09T15:05:00</dc:date>
            </office:change-info>
          </text:insertion>
        </text:changed-region>
        <text:changed-region xml:id="ct28956576" text:id="ct28956576">
          <text:insertion>
            <office:change-info>
              <dc:creator>zoidberg9000 </dc:creator>
              <dc:date>2016-03-09T15:05:00</dc:date>
            </office:change-info>
          </text:insertion>
        </text:changed-region>
        <text:changed-region xml:id="ct28641824" text:id="ct28641824">
          <text:insertion>
            <office:change-info>
              <dc:creator>zoidberg9000 </dc:creator>
              <dc:date>2016-03-09T15:07:00</dc:date>
            </office:change-info>
          </text:insertion>
        </text:changed-region>
        <text:changed-region xml:id="ct28951904" text:id="ct28951904">
          <text:deletion>
            <office:change-info>
              <dc:creator>zoidberg9000 </dc:creator>
              <dc:date>2016-03-09T15:06:00</dc:date>
            </office:change-info>
            <text:p text:style-name="P1"><text:span text:style-name="T1"/></text:p>
            <text:p text:style-name="P1"/>
            <text:p text:style-name="P1"/>
            <text:p text:style-name="P1"><text:span text:style-name="T2"/></text:p>
          </text:deletion>
        </text:changed-region>
        <text:changed-region xml:id="ct28951696" text:id="ct28951696">
          <text:deletion>
            <office:change-info>
              <dc:creator>zoidberg9000 </dc:creator>
              <dc:date>2016-03-01T13:02:00</dc:date>
            </office:change-info>
            <text:p text:style-name="P1"><text:span text:style-name="T2">nf@somedomain.com</text:span></text:p>
          </text:deletion>
        </text:changed-region>
        <text:changed-region xml:id="ct28943472" text:id="ct28943472">
          <text:deletion>
            <office:change-info>
              <dc:creator>zoidberg9000 </dc:creator>
              <dc:date>2016-03-09T15:06:00</dc:date>
            </office:change-info>
            <text:p text:style-name="P1"><text:span text:style-name="T2"><text:s/></text:span></text:p>
          </text:deletion>
        </text:changed-region>
        <text:changed-region xml:id="ct28705072" text:id="ct28705072">
          <text:deletion>
            <office:change-info>
              <dc:creator>zoidberg9000 </dc:creator>
              <dc:date>2016-03-01T13:49:00</dc:date>
            </office:change-info>
            <text:p text:style-name="P1"><text:span text:style-name="T3"></text:span></text:p>
          </text:deletion>
        </text:changed-region>
        <text:changed-region xml:id="ct28955120" text:id="ct28955120">
          <text:deletion>
            <office:change-info>
              <dc:creator>zoidberg9000 </dc:creator>
              <dc:date>2016-03-01T13:02:00</dc:date>
            </office:change-info>
            <text:p text:style-name="P1"><text:span text:style-name="T2">(555) 555-5555 </text:span></text:p>
          </text:deletion>
        </text:changed-region>
        <text:changed-region xml:id="ct28696912" text:id="ct28696912">
          <text:deletion>
            <office:change-info>
              <dc:creator>zoidberg9000 </dc:creator>
              <dc:date>2016-03-09T15:06:00</dc:date>
            </office:change-info>
            <text:p text:style-name="P1"><text:span text:style-name="T2"><text:s/></text:span></text:p>
          </text:deletion>
        </text:changed-region>
        <text:changed-region xml:id="ct28706832" text:id="ct28706832">
          <text:deletion>
            <office:change-info>
              <dc:creator>zoidberg9000 </dc:creator>
              <dc:date>2016-03-01T13:49:00</dc:date>
            </office:change-info>
            <text:p text:style-name="P1"><text:span text:style-name="T2"><text:s/></text:span><text:span text:style-name="T3"></text:span></text:p>
          </text:deletion>
        </text:changed-region>
        <text:changed-region xml:id="ct28935264" text:id="ct28935264">
          <text:deletion>
            <office:change-info>
              <dc:creator>zoidberg9000 </dc:creator>
              <dc:date>2016-03-01T13:02:00</dc:date>
            </office:change-info>
            <text:p text:style-name="P1"><text:span text:style-name="T4">159 Westbrook St. </text:span><text:span text:style-name="T3"></text:span><text:span text:style-name="T4"> Sometown, NH </text:span><text:span text:style-name="T2">03824</text:span></text:p>
          </text:deletion>
        </text:changed-region>
        <text:changed-region xml:id="ct27518752" text:id="ct27518752">
          <text:deletion>
            <office:change-info>
              <dc:creator>zoidberg9000 </dc:creator>
              <dc:date>2016-03-09T15:06:00</dc:date>
            </office:change-info>
            <text:p text:style-name="P1"><text:span text:style-name="T5">eb Developer</text:span></text:p>
            <text:p text:style-name="P1"><text:span text:style-name="T5"/></text:p>
          </text:deletion>
        </text:changed-region>
        <text:changed-region xml:id="ct28956160" text:id="ct28956160">
          <text:deletion>
            <office:change-info>
              <dc:creator>zoidberg9000 </dc:creator>
              <dc:date>2016-03-09T15:05:00</dc:date>
            </office:change-info>
            <text:p text:style-name="P1"><text:span text:style-name="T5">ull Stack W</text:span></text:p>
          </text:deletion>
        </text:changed-region>
        <text:changed-region xml:id="ct28933904" text:id="ct28933904">
          <text:deletion>
            <office:change-info>
              <dc:creator>zoidberg9000 </dc:creator>
              <dc:date>2016-03-09T11:00:00</dc:date>
            </office:change-info>
            <text:p text:style-name="P1"><text:span text:style-name="T5">F</text:span></text:p>
          </text:deletion>
        </text:changed-region>
        <text:changed-region xml:id="ct28384544" text:id="ct28384544">
          <text:deletion>
            <office:change-info>
              <dc:creator>zoidberg9000 </dc:creator>
              <dc:date>2016-03-01T13:00:00</dc:date>
            </office:change-info>
            <text:p text:style-name="P1"><text:span text:style-name="T6">Nicholas Ferraro</text:span></text:p>
          </text:deletion>
        </text:changed-region>
        <text:changed-region xml:id="ct28934368" text:id="ct28934368">
          <text:deletion>
            <office:change-info>
              <dc:creator>zoidberg9000 </dc:creator>
              <dc:date>2016-03-09T15:05:00</dc:date>
            </office:change-info>
            <text:p text:style-name="P1"><text:span text:style-name="T1"/></text:p>
            <text:p text:style-name="P1"><text:span text:style-name="T1"/></text:p>
          </text:deletion>
        </text:changed-region>
        <text:changed-region xml:id="ct28937056" text:id="ct28937056">
          <text:insertion>
            <office:change-info>
              <dc:creator>zoidberg9000 </dc:creator>
              <dc:date>2016-03-09T15:06:00</dc:date>
            </office:change-info>
          </text:insertion>
        </text:changed-region>
        <text:changed-region xml:id="ct28957200" text:id="ct28957200">
          <text:deletion>
            <office:change-info>
              <dc:creator>zoidberg9000 </dc:creator>
              <dc:date>2016-03-09T11:28:00</dc:date>
            </office:change-info>
            <text:p text:style-name="P1"><text:span text:style-name="T7"><text:s text:c="10"/></text:span><text:span text:style-name="T8">Experience</text:span></text:p>
          </text:deletion>
        </text:changed-region>
        <text:changed-region xml:id="ct28956992" text:id="ct28956992">
          <text:deletion>
            <office:change-info>
              <dc:creator>zoidberg9000 </dc:creator>
              <dc:date>2016-03-04T17:44:00</dc:date>
            </office:change-info>
            <text:p text:style-name="P1"><text:span text:style-name="T7"><text:s text:c="3"/></text:span></text:p>
          </text:deletion>
        </text:changed-region>
        <text:changed-region xml:id="ct28956784" text:id="ct28956784">
          <text:deletion>
            <office:change-info>
              <dc:creator>zoidberg9000 </dc:creator>
              <dc:date>2016-03-09T11:28:00</dc:date>
            </office:change-info>
            <text:p text:style-name="P1"><text:span text:style-name="T7"><text:s text:c="55"/></text:span></text:p>
          </text:deletion>
        </text:changed-region>
        <text:changed-region xml:id="ct28937264" text:id="ct28937264">
          <text:deletion>
            <office:change-info>
              <dc:creator>zoidberg9000 </dc:creator>
              <dc:date>2016-03-10T10:36:00</dc:date>
            </office:change-info>
            <text:p text:style-name="P1"><text:span text:style-name="T7"/></text:p>
            <text:p text:style-name="P1"><text:span text:style-name="T7"/></text:p>
          </text:deletion>
        </text:changed-region>
        <text:changed-region xml:id="ct28957408" text:id="ct28957408">
          <text:insertion>
            <office:change-info>
              <dc:creator>zoidberg9000 </dc:creator>
              <dc:date>2016-03-31T16:43:00</dc:date>
            </office:change-info>
          </text:insertion>
        </text:changed-region>
        <text:changed-region xml:id="ct28387648" text:id="ct28387648">
          <text:insertion>
            <office:change-info>
              <dc:creator>zoidberg9000 </dc:creator>
              <dc:date>2016-03-31T16:49:00</dc:date>
            </office:change-info>
          </text:insertion>
        </text:changed-region>
        <text:changed-region xml:id="ct28958032" text:id="ct28958032">
          <text:deletion>
            <office:change-info>
              <dc:creator>zoidberg9000 </dc:creator>
              <dc:date>2016-03-02T15:08:00</dc:date>
            </office:change-info>
            <text:p text:style-name="P2"><text:span text:style-name="Internet_20_link"><text:span text:style-name="T9"><text:s/></text:span></text:span><text:a xlink:type="simple" xlink:href="https://mackness.io/#/portfolio/customerserviceportal" text:style-name="Internet_20_link" text:visited-style-name="Visited_20_Internet_20_Link"><text:span text:style-name="Internet_20_link"><text:span text:style-name="T10">I</text:span></text:span></text:a><text:a xlink:type="simple" xlink:href="https://mackness.io/#/portfolio/customerserviceportal" text:style-name="Internet_20_link" text:visited-style-name="Visited_20_Internet_20_Link"><text:span text:style-name="Internet_20_link"><text:span text:style-name="T10">SCIP</text:span></text:span></text:a><text:span text:style-name="Internet_20_link"><text:span text:style-name="T11"> / </text:span></text:span><text:a xlink:type="simple" xlink:href="https://mackness.io/" text:style-name="Internet_20_link" text:visited-style-name="Visited_20_Internet_20_Link"><text:span text:style-name="Internet_20_link"><text:span text:style-name="T10">Mackness.io</text:span></text:span></text:a><text:span text:style-name="Internet_20_link"><text:span text:style-name="T11"> </text:span></text:span></text:p>
          </text:deletion>
        </text:changed-region>
        <text:changed-region xml:id="ct28957616" text:id="ct28957616">
          <text:deletion>
            <office:change-info>
              <dc:creator>zoidberg9000 </dc:creator>
              <dc:date>2016-03-31T16:43:00</dc:date>
            </office:change-info>
            <text:p text:style-name="P2"><text:span text:style-name="Internet_20_link"><text:span text:style-name="T11">Design and implementation of RESTful APIs, User Interfaces and responsive design.</text:span></text:span></text:p>
          </text:deletion>
        </text:changed-region>
        <text:changed-region xml:id="ct28960032" text:id="ct28960032">
          <text:insertion>
            <office:change-info>
              <dc:creator>zoidberg9000 </dc:creator>
              <dc:date>2016-03-31T16:50:00</dc:date>
            </office:change-info>
          </text:insertion>
        </text:changed-region>
        <text:changed-region xml:id="ct28959696" text:id="ct28959696">
          <text:insertion>
            <office:change-info>
              <dc:creator>zoidberg9000 </dc:creator>
              <dc:date>2016-03-31T16:44:00</dc:date>
            </office:change-info>
          </text:insertion>
        </text:changed-region>
        <text:changed-region xml:id="ct28962224" text:id="ct28962224">
          <text:insertion>
            <office:change-info>
              <dc:creator>zoidberg9000 </dc:creator>
              <dc:date>2016-03-31T16:45:00</dc:date>
            </office:change-info>
          </text:insertion>
        </text:changed-region>
        <text:changed-region xml:id="ct28519968" text:id="ct28519968">
          <text:insertion>
            <office:change-info>
              <dc:creator>zoidberg9000 </dc:creator>
              <dc:date>2016-03-31T16:46:00</dc:date>
            </office:change-info>
          </text:insertion>
        </text:changed-region>
        <text:changed-region xml:id="ct28960768" text:id="ct28960768">
          <text:deletion>
            <office:change-info>
              <dc:creator>zoidberg9000 </dc:creator>
              <dc:date>2016-03-31T16:47:00</dc:date>
            </office:change-info>
            <text:p text:style-name="P2"><text:a xlink:type="simple" xlink:href="http://www.mackness.io/" text:style-name="Internet_20_link" text:visited-style-name="Visited_20_Internet_20_Link"><text:span text:style-name="Internet_20_link"><text:span text:style-name="T12">www.mackness.io</text:span></text:span></text:a></text:p>
          </text:deletion>
        </text:changed-region>
        <text:changed-region xml:id="ct28961632" text:id="ct28961632">
          <text:insertion>
            <office:change-info>
              <dc:creator>zoidberg9000 </dc:creator>
              <dc:date>2016-03-31T16:48:00</dc:date>
            </office:change-info>
          </text:insertion>
        </text:changed-region>
        <text:changed-region xml:id="ct28966000" text:id="ct28966000">
          <text:insertion>
            <office:change-info>
              <dc:creator>zoidberg9000 </dc:creator>
              <dc:date>2016-03-31T16:47:00</dc:date>
            </office:change-info>
          </text:insertion>
        </text:changed-region>
        <text:changed-region xml:id="ct28965536" text:id="ct28965536">
          <text:insertion>
            <office:change-info>
              <dc:creator>zoidberg9000 </dc:creator>
              <dc:date>2016-03-31T16:46:00</dc:date>
            </office:change-info>
          </text:insertion>
        </text:changed-region>
        <text:changed-region xml:id="ct28971872" text:id="ct28971872">
          <text:insertion>
            <office:change-info>
              <dc:creator>zoidberg9000 </dc:creator>
              <dc:date>2016-03-31T17:12:00</dc:date>
            </office:change-info>
          </text:insertion>
        </text:changed-region>
        <text:changed-region xml:id="ct28969408" text:id="ct28969408">
          <text:deletion>
            <office:change-info>
              <dc:creator>zoidberg9000 </dc:creator>
              <dc:date>2016-03-02T15:08:00</dc:date>
            </office:change-info>
            <text:p text:style-name="P3"><text:span text:style-name="Internet_20_link"><text:span text:style-name="T13"><text:s/></text:span></text:span><text:span text:style-name="Internet_20_link"><text:span text:style-name="T14">Proprietary; get in touch if you'd like to view or discuss this project.</text:span></text:span></text:p>
          </text:deletion>
        </text:changed-region>
        <text:changed-region xml:id="ct28972416" text:id="ct28972416">
          <text:deletion>
            <office:change-info>
              <dc:creator>zoidberg9000 </dc:creator>
              <dc:date>2016-03-31T16:43:00</dc:date>
            </office:change-info>
            <text:p text:style-name="P3"><text:span text:style-name="Internet_20_link"><text:span text:style-name="T14"><text:s/>pattern recognition and trading software.</text:span></text:span></text:p>
          </text:deletion>
        </text:changed-region>
        <text:changed-region xml:id="ct28972208" text:id="ct28972208">
          <text:deletion>
            <office:change-info>
              <dc:creator>zoidberg9000 </dc:creator>
              <dc:date>2016-03-02T15:09:00</dc:date>
            </office:change-info>
            <text:p text:style-name="P3"><text:span text:style-name="Internet_20_link"><text:span text:style-name="T14"><text:s/>live</text:span></text:span></text:p>
          </text:deletion>
        </text:changed-region>
        <text:changed-region xml:id="ct28963712" text:id="ct28963712">
          <text:deletion>
            <office:change-info>
              <dc:creator>zoidberg9000 </dc:creator>
              <dc:date>2016-03-31T16:43:00</dc:date>
            </office:change-info>
            <text:p text:style-name="P3"><text:span text:style-name="Internet_20_link"><text:span text:style-name="T14"/></text:span></text:p>
            <text:p text:style-name="P3"><text:span text:style-name="T11">Design and implementation of intelligent</text:span></text:p>
          </text:deletion>
        </text:changed-region>
        <text:changed-region xml:id="ct28969616" text:id="ct28969616">
          <text:insertion>
            <office:change-info>
              <dc:creator>zoidberg9000 </dc:creator>
              <dc:date>2016-03-31T16:46:00</dc:date>
            </office:change-info>
          </text:insertion>
        </text:changed-region>
        <text:changed-region xml:id="ct28973760" text:id="ct28973760">
          <text:insertion>
            <office:change-info>
              <dc:creator>zoidberg9000 </dc:creator>
              <dc:date>2016-03-31T17:06:00</dc:date>
            </office:change-info>
          </text:insertion>
        </text:changed-region>
        <text:changed-region xml:id="ct25220160" text:id="ct25220160">
          <text:deletion>
            <office:change-info>
              <dc:creator>zoidberg9000 </dc:creator>
              <dc:date>2016-03-02T15:08:00</dc:date>
            </office:change-info>
            <text:p text:style-name="P4"><text:span text:style-name="Internet_20_link"><text:span text:style-name="T13"><text:s/></text:span></text:span><text:a xlink:type="simple" xlink:href="https://play.google.com/store/apps/details?id=com.chopstickphoenix.miniwrestlesurvival.android&amp;hl=en" text:style-name="Internet_20_link" text:visited-style-name="Visited_20_Internet_20_Link"><text:span text:style-name="Internet_20_link"><text:span text:style-name="T11">Mini-Wrestle-Survival</text:span></text:span></text:a><text:span text:style-name="Internet_20_link"><text:span text:style-name="T14"> </text:span></text:span></text:p>
          </text:deletion>
        </text:changed-region>
        <text:changed-region xml:id="ct25219952" text:id="ct25219952">
          <text:deletion>
            <office:change-info>
              <dc:creator>zoidberg9000 </dc:creator>
              <dc:date>2016-03-31T16:43:00</dc:date>
            </office:change-info>
            <text:p text:style-name="P4"><text:span text:style-name="Internet_20_link"><text:span text:style-name="T14"><text:s/>game integrated with third party API's and advertising networks.</text:span></text:span></text:p>
          </text:deletion>
        </text:changed-region>
        <text:changed-region xml:id="ct28968592" text:id="ct28968592">
          <text:deletion>
            <office:change-info>
              <dc:creator>zoidberg9000 </dc:creator>
              <dc:date>2016-03-02T15:09:00</dc:date>
            </office:change-info>
            <text:p text:style-name="P4"><text:span text:style-name="Internet_20_link"><text:span text:style-name="T14">d platform</text:span></text:span></text:p>
          </text:deletion>
        </text:changed-region>
        <text:changed-region xml:id="ct28968384" text:id="ct28968384">
          <text:deletion>
            <office:change-info>
              <dc:creator>zoidberg9000 </dc:creator>
              <dc:date>2016-03-31T16:43:00</dc:date>
            </office:change-info>
            <text:p text:style-name="P4"><text:span text:style-name="Internet_20_link"><text:span text:style-name="T14"><text:s/>2</text:span></text:span></text:p>
          </text:deletion>
        </text:changed-region>
        <text:changed-region xml:id="ct28967936" text:id="ct28967936">
          <text:deletion>
            <office:change-info>
              <dc:creator>zoidberg9000 </dc:creator>
              <dc:date>2016-03-02T15:09:00</dc:date>
            </office:change-info>
            <text:p text:style-name="P4"><text:span text:style-name="Internet_20_link"><text:span text:style-name="T14"><text:s/>a fast-paced</text:span></text:span></text:p>
          </text:deletion>
        </text:changed-region>
        <text:changed-region xml:id="ct28967264" text:id="ct28967264">
          <text:deletion>
            <office:change-info>
              <dc:creator>zoidberg9000 </dc:creator>
              <dc:date>2016-03-31T16:43:00</dc:date>
            </office:change-info>
            <text:p text:style-name="P4"><text:span text:style-name="Internet_20_link"><text:span text:style-name="T14">Design and implementation of</text:span></text:span></text:p>
          </text:deletion>
        </text:changed-region>
        <text:changed-region xml:id="ct25220368" text:id="ct25220368">
          <text:insertion>
            <office:change-info>
              <dc:creator>zoidberg9000 </dc:creator>
              <dc:date>2016-03-31T17:06:00</dc:date>
            </office:change-info>
          </text:insertion>
        </text:changed-region>
        <text:changed-region xml:id="ct25337536" text:id="ct25337536">
          <text:insertion>
            <office:change-info>
              <dc:creator>zoidberg9000 </dc:creator>
              <dc:date>2016-03-31T17:06:00</dc:date>
            </office:change-info>
          </text:insertion>
        </text:changed-region>
        <text:changed-region xml:id="ct25349040" text:id="ct25349040">
          <text:deletion>
            <office:change-info>
              <dc:creator>zoidberg9000 </dc:creator>
              <dc:date>2016-03-31T16:43:00</dc:date>
            </office:change-info>
            <text:p text:style-name="P5"><text:span text:style-name="T11">ervice delivery management for a range of international clients in the private sector.</text:span></text:p>
          </text:deletion>
        </text:changed-region>
        <text:changed-region xml:id="ct25348832" text:id="ct25348832">
          <text:deletion>
            <office:change-info>
              <dc:creator>zoidberg9000 </dc:creator>
              <dc:date>2016-03-09T17:39:00</dc:date>
            </office:change-info>
            <text:p text:style-name="P5"><text:span text:style-name="T11">security and s</text:span></text:p>
          </text:deletion>
        </text:changed-region>
        <text:changed-region xml:id="ct25348624" text:id="ct25348624">
          <text:deletion>
            <office:change-info>
              <dc:creator>zoidberg9000 </dc:creator>
              <dc:date>2016-03-09T17:38:00</dc:date>
            </office:change-info>
            <text:p text:style-name="P5"><text:span text:style-name="T11">, </text:span></text:p>
          </text:deletion>
        </text:changed-region>
        <text:changed-region xml:id="ct25348416" text:id="ct25348416">
          <text:deletion>
            <office:change-info>
              <dc:creator>zoidberg9000 </dc:creator>
              <dc:date>2016-03-09T17:39:00</dc:date>
            </office:change-info>
            <text:p text:style-name="P5"><text:span text:style-name="T11">g</text:span></text:p>
          </text:deletion>
        </text:changed-region>
        <text:changed-region xml:id="ct25348208" text:id="ct25348208">
          <text:deletion>
            <office:change-info>
              <dc:creator>zoidberg9000 </dc:creator>
              <dc:date>2016-03-31T16:43:00</dc:date>
            </office:change-info>
            <text:p text:style-name="P5"><text:span text:style-name="T11">projects within the private sector; including satellite communications, network troubleshootin</text:span></text:p>
          </text:deletion>
        </text:changed-region>
        <text:changed-region xml:id="ct25348000" text:id="ct25348000">
          <text:deletion>
            <office:change-info>
              <dc:creator>zoidberg9000 </dc:creator>
              <dc:date>2016-03-04T17:54:00</dc:date>
            </office:change-info>
            <text:p text:style-name="P5"><text:span text:style-name="T11">technical </text:span></text:p>
          </text:deletion>
        </text:changed-region>
        <text:changed-region xml:id="ct25347792" text:id="ct25347792">
          <text:deletion>
            <office:change-info>
              <dc:creator>zoidberg9000 </dc:creator>
              <dc:date>2016-03-31T16:43:00</dc:date>
            </office:change-info>
            <text:p text:style-name="P5"><text:span text:style-name="T11"><text:s/>for multiple </text:span></text:p>
          </text:deletion>
        </text:changed-region>
        <text:changed-region xml:id="ct25347584" text:id="ct25347584">
          <text:deletion>
            <office:change-info>
              <dc:creator>zoidberg9000 </dc:creator>
              <dc:date>2016-03-04T17:53:00</dc:date>
            </office:change-info>
            <text:p text:style-name="P5"><text:span text:style-name="T11">engineer</text:span></text:p>
          </text:deletion>
        </text:changed-region>
        <text:changed-region xml:id="ct25346768" text:id="ct25346768">
          <text:deletion>
            <office:change-info>
              <dc:creator>zoidberg9000 </dc:creator>
              <dc:date>2016-03-31T16:43:00</dc:date>
            </office:change-info>
            <text:p text:style-name="P5"><text:span text:style-name="Internet_20_link"><text:span text:style-name="T12"/></text:span></text:p>
            <text:p text:style-name="P5"><text:span text:style-name="T11">Lead </text:span></text:p>
          </text:deletion>
        </text:changed-region>
        <text:changed-region xml:id="ct25346560" text:id="ct25346560">
          <text:deletion>
            <office:change-info>
              <dc:creator>zoidberg9000 </dc:creator>
              <dc:date>2016-03-31T16:53:00</dc:date>
            </office:change-info>
            <text:p text:style-name="P5"><text:span text:style-name="Internet_20_link"><text:span text:style-name="T12">iemme</text:span></text:span></text:p>
          </text:deletion>
        </text:changed-region>
        <text:changed-region xml:id="ct25347088" text:id="ct25347088">
          <text:deletion>
            <office:change-info>
              <dc:creator>zoidberg9000 </dc:creator>
              <dc:date>2016-03-31T17:06:00</dc:date>
            </office:change-info>
            <text:p text:style-name="P5"><text:span text:style-name="Internet_20_link"><text:span text:style-name="T12">Real-T</text:span></text:span></text:p>
          </text:deletion>
        </text:changed-region>
        <text:changed-region xml:id="ct28972800" text:id="ct28972800">
          <text:deletion>
            <office:change-info>
              <dc:creator>zoidberg9000 </dc:creator>
              <dc:date>2016-03-31T16:53:00</dc:date>
            </office:change-info>
            <text:p text:style-name="P5"><text:span text:style-name="Internet_20_link"><text:span text:style-name="T12">Custom RESTful API + CRUD Ops consumed by Responsive Angular App</text:span></text:span></text:p>
          </text:deletion>
        </text:changed-region>
        <text:changed-region xml:id="ct25349248" text:id="ct25349248">
          <text:insertion>
            <office:change-info>
              <dc:creator>zoidberg9000 </dc:creator>
              <dc:date>2016-03-31T17:07:00</dc:date>
            </office:change-info>
          </text:insertion>
        </text:changed-region>
        <text:changed-region xml:id="ct28960240" text:id="ct28960240">
          <text:insertion>
            <office:change-info>
              <dc:creator>zoidberg9000 </dc:creator>
              <dc:date>2016-03-31T17:08:00</dc:date>
            </office:change-info>
          </text:insertion>
        </text:changed-region>
        <text:changed-region xml:id="ct28973424" text:id="ct28973424">
          <text:insertion>
            <office:change-info>
              <dc:creator>zoidberg9000 </dc:creator>
              <dc:date>2016-03-31T17:06:00</dc:date>
            </office:change-info>
          </text:insertion>
        </text:changed-region>
        <text:changed-region xml:id="ct28960448" text:id="ct28960448">
          <text:deletion>
            <office:change-info>
              <dc:creator>zoidberg9000 </dc:creator>
              <dc:date>2016-03-31T17:05:00</dc:date>
            </office:change-info>
            <text:p text:style-name="P6"><text:span text:style-name="Internet_20_link"><text:span text:style-name="T14">Eclipse IDE, Git@Github</text:span></text:span></text:p>
          </text:deletion>
        </text:changed-region>
        <text:changed-region xml:id="ct28579008" text:id="ct28579008">
          <text:deletion>
            <office:change-info>
              <dc:creator>zoidberg9000 </dc:creator>
              <dc:date>2016-03-31T16:55:00</dc:date>
            </office:change-info>
            <text:p text:style-name="P6"><text:span text:style-name="Internet_20_link"><text:span text:style-name="T12">Real-Time Authenticated ChatAndroid AG2!!br0ken!!</text:span></text:span></text:p>
          </text:deletion>
        </text:changed-region>
        <text:changed-region xml:id="ct25350960" text:id="ct25350960">
          <text:insertion>
            <office:change-info>
              <dc:creator>zoidberg9000 </dc:creator>
              <dc:date>2016-03-31T17:06:00</dc:date>
            </office:change-info>
          </text:insertion>
        </text:changed-region>
        <text:changed-region xml:id="ct25351360" text:id="ct25351360">
          <text:insertion>
            <office:change-info>
              <dc:creator>zoidberg9000 </dc:creator>
              <dc:date>2016-03-31T17:12:00</dc:date>
            </office:change-info>
          </text:insertion>
        </text:changed-region>
        <text:changed-region xml:id="ct28963152" text:id="ct28963152">
          <text:insertion>
            <office:change-info>
              <dc:creator>zoidberg9000 </dc:creator>
              <dc:date>2016-03-31T17:06:00</dc:date>
            </office:change-info>
          </text:insertion>
        </text:changed-region>
        <text:changed-region xml:id="ct25355072" text:id="ct25355072">
          <text:deletion>
            <office:change-info>
              <dc:creator>zoidberg9000 </dc:creator>
              <dc:date>2016-03-31T16:43:00</dc:date>
            </office:change-info>
            <text:p text:style-name="P4"><text:span text:style-name="T11"><text:s/>Consultancy and Service Delivery Management, ~6 years experience as a Queen's Commissioned Officer (Royal Signals)</text:span></text:p>
          </text:deletion>
        </text:changed-region>
        <text:changed-region xml:id="ct28962656" text:id="ct28962656">
          <text:deletion>
            <office:change-info>
              <dc:creator>zoidberg9000 </dc:creator>
              <dc:date>2016-03-04T17:54:00</dc:date>
            </office:change-info>
            <text:p text:style-name="P4"><text:span text:style-name="T11"><text:s/>Networking</text:span></text:p>
          </text:deletion>
        </text:changed-region>
        <text:changed-region xml:id="ct25354560" text:id="ct25354560">
          <text:deletion>
            <office:change-info>
              <dc:creator>zoidberg9000 </dc:creator>
              <dc:date>2016-03-31T16:43:00</dc:date>
            </office:change-info>
            <text:p text:style-name="P4"><text:span text:style-name="T11">~1 year software development. ~2 years IT</text:span></text:p>
          </text:deletion>
        </text:changed-region>
        <text:changed-region xml:id="ct25355280" text:id="ct25355280">
          <text:insertion>
            <office:change-info>
              <dc:creator>zoidberg9000 </dc:creator>
              <dc:date>2016-03-31T17:06:00</dc:date>
            </office:change-info>
          </text:insertion>
        </text:changed-region>
        <text:changed-region xml:id="ct25359136" text:id="ct25359136">
          <text:insertion>
            <office:change-info>
              <dc:creator>zoidberg9000 </dc:creator>
              <dc:date>2016-03-31T17:22:00</dc:date>
            </office:change-info>
          </text:insertion>
        </text:changed-region>
        <text:changed-region xml:id="ct25361520" text:id="ct25361520">
          <text:insertion>
            <office:change-info>
              <dc:creator>zoidberg9000 </dc:creator>
              <dc:date>2016-03-31T17:23:00</dc:date>
            </office:change-info>
          </text:insertion>
        </text:changed-region>
        <text:changed-region xml:id="ct25360528" text:id="ct25360528">
          <text:deletion>
            <office:change-info>
              <dc:creator>zoidberg9000 </dc:creator>
              <dc:date>2016-03-31T17:11:00</dc:date>
            </office:change-info>
            <text:p text:style-name="P7"><text:span text:style-name="T15"/></text:p>
            <text:p text:style-name="P8"/>
          </text:deletion>
        </text:changed-region>
        <text:changed-region xml:id="ct25360320" text:id="ct25360320">
          <text:deletion>
            <office:change-info>
              <dc:creator>zoidberg9000 </dc:creator>
              <dc:date>2016-03-01T13:01:00</dc:date>
            </office:change-info>
            <text:p text:style-name="P8">COMPUTER PROGRAMMER</text:p>
          </text:deletion>
        </text:changed-region>
        <text:changed-region xml:id="ct25361072" text:id="ct25361072">
          <text:deletion>
            <office:change-info>
              <dc:creator>zoidberg9000 </dc:creator>
              <dc:date>2016-03-31T17:11:00</dc:date>
            </office:change-info>
            <text:p text:style-name="P8"><text:span text:style-name="T16"><text:s text:c="47"/></text:span></text:p>
          </text:deletion>
        </text:changed-region>
        <text:changed-region xml:id="ct25360864" text:id="ct25360864">
          <text:deletion>
            <office:change-info>
              <dc:creator>zoidberg9000 </dc:creator>
              <dc:date>2016-03-04T17:43:00</dc:date>
            </office:change-info>
            <text:p text:style-name="P8"><text:span text:style-name="T16"><text:s text:c="3"/></text:span></text:p>
          </text:deletion>
        </text:changed-region>
        <text:changed-region xml:id="ct25358368" text:id="ct25358368">
          <text:deletion>
            <office:change-info>
              <dc:creator>zoidberg9000 </dc:creator>
              <dc:date>2016-03-31T17:11:00</dc:date>
            </office:change-info>
            <text:p text:style-name="P8"><text:span text:style-name="T16">Technical Proficiencies</text:span></text:p>
            <text:p text:style-name="P9"><text:span text:style-name="T15"/></text:p>
          </text:deletion>
        </text:changed-region>
        <text:changed-region xml:id="ct25359616" text:id="ct25359616">
          <text:deletion>
            <office:change-info>
              <dc:creator>zoidberg9000 </dc:creator>
              <dc:date>2016-03-09T11:28:00</dc:date>
            </office:change-info>
            <text:p text:style-name="P9"><text:span text:style-name="T15"/></text:p>
            <text:p text:style-name="P9"/>
          </text:deletion>
        </text:changed-region>
        <text:changed-region xml:id="ct28495376" text:id="ct28495376">
          <text:deletion>
            <office:change-info>
              <dc:creator>zoidberg9000 </dc:creator>
              <dc:date>2016-03-01T13:26:00</dc:date>
            </office:change-info>
            <text:p text:style-name="P9">Volunteered during summers for Habitat for Humanity (2008, 2010) and ABC Homeless Shelter (2009).</text:p>
          </text:deletion>
        </text:changed-region>
        <text:changed-region xml:id="ct28952128" text:id="ct28952128">
          <text:deletion>
            <office:change-info>
              <dc:creator>zoidberg9000 </dc:creator>
              <dc:date>2016-03-31T17:11:00</dc:date>
            </office:change-info>
            <text:p text:style-name="P9"><text:span text:style-name="T17"><text:s text:c="66"/></text:span></text:p>
          </text:deletion>
        </text:changed-region>
        <text:changed-region xml:id="ct25357824" text:id="ct25357824">
          <text:deletion>
            <office:change-info>
              <dc:creator>zoidberg9000 </dc:creator>
              <dc:date>2016-03-04T17:43:00</dc:date>
            </office:change-info>
            <text:p text:style-name="P9"><text:span text:style-name="T17"><text:s text:c="3"/></text:span></text:p>
          </text:deletion>
        </text:changed-region>
        <text:changed-region xml:id="ct28514576" text:id="ct28514576">
          <text:deletion>
            <office:change-info>
              <dc:creator>zoidberg9000 </dc:creator>
              <dc:date>2016-03-31T17:11:00</dc:date>
            </office:change-info>
            <text:p text:style-name="P9"><text:span text:style-name="T17"><text:s/></text:span><text:span text:style-name="T15">Education</text:span></text:p>
            <text:p text:style-name="P10"><text:s/></text:p>
            <text:p text:style-name="P9"><text:span text:style-name="T15"/></text:p>
          </text:deletion>
        </text:changed-region>
        <text:changed-region xml:id="ct25356000" text:id="ct25356000">
          <text:insertion>
            <office:change-info>
              <dc:creator>zoidberg9000 </dc:creator>
              <dc:date>2016-03-31T17:23:00</dc:date>
            </office:change-info>
          </text:insertion>
        </text:changed-region>
        <text:changed-region xml:id="ct28604992" text:id="ct28604992">
          <text:deletion>
            <office:change-info>
              <dc:creator>zoidberg9000 </dc:creator>
              <dc:date>2016-03-04T17:44:00</dc:date>
            </office:change-info>
            <text:p text:style-name="P11"><text:span text:style-name="T18"><text:s text:c="3"/></text:span></text:p>
          </text:deletion>
        </text:changed-region>
        <text:changed-region xml:id="ct28954848" text:id="ct28954848">
          <text:insertion>
            <office:change-info>
              <dc:creator>zoidberg9000 </dc:creator>
              <dc:date>2016-03-31T17:14:00</dc:date>
            </office:change-info>
          </text:insertion>
        </text:changed-region>
        <text:changed-region xml:id="ct25362784" text:id="ct25362784">
          <text:insertion>
            <office:change-info>
              <dc:creator>zoidberg9000 </dc:creator>
              <dc:date>2016-03-31T17:11:00</dc:date>
            </office:change-info>
          </text:insertion>
        </text:changed-region>
        <text:changed-region xml:id="ct25370576" text:id="ct25370576">
          <text:insertion>
            <office:change-info>
              <dc:creator>zoidberg9000 </dc:creator>
              <dc:date>2016-03-10T08:37:00</dc:date>
            </office:change-info>
          </text:insertion>
        </text:changed-region>
        <text:changed-region xml:id="ct25369808" text:id="ct25369808">
          <text:insertion>
            <office:change-info>
              <dc:creator>zoidberg9000 </dc:creator>
              <dc:date>2016-03-31T17:25:00</dc:date>
            </office:change-info>
          </text:insertion>
        </text:changed-region>
        <text:changed-region xml:id="ct25369536" text:id="ct25369536">
          <text:insertion>
            <office:change-info>
              <dc:creator>zoidberg9000 </dc:creator>
              <dc:date>2016-03-10T10:33:00</dc:date>
            </office:change-info>
          </text:insertion>
        </text:changed-region>
        <text:changed-region xml:id="ct50582000" text:id="ct50582000">
          <text:insertion>
            <office:change-info>
              <dc:creator>zoidberg9000 </dc:creator>
              <dc:date>2016-03-31T17:33:00</dc:date>
            </office:change-info>
          </text:insertion>
        </text:changed-region>
        <text:changed-region xml:id="ct25364640" text:id="ct25364640">
          <text:insertion>
            <office:change-info>
              <dc:creator>zoidberg9000 </dc:creator>
              <dc:date>2016-03-10T10:33:00</dc:date>
            </office:change-info>
          </text:insertion>
        </text:changed-region>
        <text:changed-region xml:id="ct27063616" text:id="ct27063616">
          <text:insertion>
            <office:change-info>
              <dc:creator>zoidberg9000 </dc:creator>
              <dc:date>2016-03-10T10:36:00</dc:date>
            </office:change-info>
          </text:insertion>
        </text:changed-region>
        <text:changed-region xml:id="ct27064816" text:id="ct27064816">
          <text:insertion>
            <office:change-info>
              <dc:creator>zoidberg9000 </dc:creator>
              <dc:date>2016-03-10T10:41:00</dc:date>
            </office:change-info>
          </text:insertion>
        </text:changed-region>
        <text:changed-region xml:id="ct25391296" text:id="ct25391296">
          <text:insertion>
            <office:change-info>
              <dc:creator>zoidberg9000 </dc:creator>
              <dc:date>2016-03-31T17:26:00</dc:date>
            </office:change-info>
          </text:insertion>
        </text:changed-region>
        <text:changed-region xml:id="ct42795680" text:id="ct42795680">
          <text:deletion>
            <office:change-info>
              <dc:creator>zoidberg9000 </dc:creator>
              <dc:date>2016-03-31T17:28:00</dc:date>
            </office:change-info>
            <text:p text:style-name="P12"><text:span text:style-name="T19">Full</text:span></text:p>
          </text:deletion>
        </text:changed-region>
        <text:changed-region xml:id="ct25373472" text:id="ct25373472">
          <text:insertion>
            <office:change-info>
              <dc:creator>zoidberg9000 </dc:creator>
              <dc:date>2016-03-10T08:47:00</dc:date>
            </office:change-info>
          </text:insertion>
        </text:changed-region>
        <text:changed-region xml:id="ct25379184" text:id="ct25379184">
          <text:insertion>
            <office:change-info>
              <dc:creator>zoidberg9000 </dc:creator>
              <dc:date>2016-03-10T10:00:00</dc:date>
            </office:change-info>
          </text:insertion>
        </text:changed-region>
        <text:changed-region xml:id="ct25379520" text:id="ct25379520">
          <text:insertion>
            <office:change-info>
              <dc:creator>zoidberg9000 </dc:creator>
              <dc:date>2016-03-10T08:48:00</dc:date>
            </office:change-info>
          </text:insertion>
        </text:changed-region>
        <text:changed-region xml:id="ct28631088" text:id="ct28631088">
          <text:insertion>
            <office:change-info>
              <dc:creator>zoidberg9000 </dc:creator>
              <dc:date>2016-03-10T09:59:00</dc:date>
            </office:change-info>
          </text:insertion>
        </text:changed-region>
        <text:changed-region xml:id="ct25393760" text:id="ct25393760">
          <text:insertion>
            <office:change-info>
              <dc:creator>zoidberg9000 </dc:creator>
              <dc:date>2016-03-10T10:00:00</dc:date>
            </office:change-info>
          </text:insertion>
        </text:changed-region>
        <text:changed-region xml:id="ct25393968" text:id="ct25393968">
          <text:insertion>
            <office:change-info>
              <dc:creator>zoidberg9000 </dc:creator>
              <dc:date>2016-03-10T08:37:00</dc:date>
            </office:change-info>
          </text:insertion>
        </text:changed-region>
        <text:changed-region xml:id="ct25377952" text:id="ct25377952">
          <text:insertion>
            <office:change-info>
              <dc:creator>zoidberg9000 </dc:creator>
              <dc:date>2016-03-10T08:37:00</dc:date>
            </office:change-info>
          </text:insertion>
        </text:changed-region>
        <text:changed-region xml:id="ct25378160" text:id="ct25378160">
          <text:insertion>
            <office:change-info>
              <dc:creator>zoidberg9000 </dc:creator>
              <dc:date>2016-03-10T08:39:00</dc:date>
            </office:change-info>
          </text:insertion>
        </text:changed-region>
        <text:changed-region xml:id="ct25394352" text:id="ct25394352">
          <text:insertion>
            <office:change-info>
              <dc:creator>zoidberg9000 </dc:creator>
              <dc:date>2016-03-10T08:37:00</dc:date>
            </office:change-info>
          </text:insertion>
        </text:changed-region>
        <text:changed-region xml:id="ct25382784" text:id="ct25382784">
          <text:insertion>
            <office:change-info>
              <dc:creator>zoidberg9000 </dc:creator>
              <dc:date>2016-03-10T08:3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text:change-start text:change-id="ct28698816"/>Robert Mackness<text:change-end text:change-id="ct28698816"/></text:p>
          </table:table-cell>
          <table:table-cell table:style-name="Table1.B1" table:number-rows-spanned="3" office:value-type="string">
            <text:p text:style-name="P44"><text:change-start text:change-id="ct28704656"/></text:p>
            <text:p text:style-name="P43"><text:span text:style-name="T27">mackness</text:span><text:span text:style-name="T29">.io</text:span></text:p>
            <text:p text:style-name="P43"><text:span text:style-name="T27">blog</text:span><text:span text:style-name="T30">.mackness.io</text:span><text:change-end text:change-id="ct28704656"/><text:change-start text:change-id="ct28704864"/></text:p>
            <text:p text:style-name="P43"><text:span text:style-name="T27">facebook</text:span><text:span text:style-name="T30">.com/rob.mackness</text:span><text:change-end text:change-id="ct28704864"/><text:change-start text:change-id="ct28954448"/></text:p>
            <text:p text:style-name="P43"><draw:custom-shape text:anchor-type="char" draw:z-index="0" draw:style-name="gr1" draw:text-style-name="P67" svg:width="21.04cm" svg:height="5.294cm" svg:x="-17.921cm" svg:y="-3.875cm"><text:p/><draw:enhanced-geometry svg:viewBox="0 0 21600 21600" draw:type="rectangle" draw:enhanced-path="M 0 0 L 21600 0 21600 21600 0 21600 0 0 Z N"/></draw:custom-shape><text:span text:style-name="T28"> <text:s/></text:span><text:span text:style-name="T27">github</text:span><text:span text:style-name="T30">.com/robertmackness</text:span><text:change-end text:change-id="ct28954448"/></text:p>
          </table:table-cell>
        </table:table-row>
        <table:table-row table:style-name="Table1.1">
          <table:table-cell table:style-name="Table1.A1" office:value-type="string">
            <text:p text:style-name="P39"><text:change-start text:change-id="ct28933696"/>Junior Web Developer<text:change-end text:change-id="ct28933696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change-start text:change-id="ct28956576"/><text:span text:style-name="T21">Edinburgh, Scotland</text:span><text:span text:style-name="T3"> </text:span><text:span text:style-name="T21"><text:s/>+44 7775432552 </text:span><text:span text:style-name="T3"><text:s/></text:span><text:span text:style-name="T21"><text:s/>robert@mackness.io</text:span><text:change-end text:change-id="ct28956576"/></text:p>
          </table:table-cell>
          <table:covered-table-cell/>
        </table:table-row>
      </table:table>
      <text:p text:style-name="P1"><text:change-start text:change-id="ct28641824"/></text:p>
      <text:p text:style-name="P1"/>
      <text:p text:style-name="P1"/>
      <text:p text:style-name="P1"><text:change-end text:change-id="ct28641824"/><text:change text:change-id="ct28951904"/><text:change text:change-id="ct28951696"/><text:change text:change-id="ct28943472"/><text:change text:change-id="ct28705072"/><text:change text:change-id="ct28955120"/><text:change text:change-id="ct28696912"/><text:change text:change-id="ct28706832"/><text:change text:change-id="ct28935264"/><text:change text:change-id="ct27518752"/><text:change text:change-id="ct28956160"/><text:change text:change-id="ct28933904"/><text:change text:change-id="ct28384544"/><text:change text:change-id="ct28934368"/><text:change-start text:change-id="ct28937056"/><text:span text:style-name="T7"><text:s text:c="69"/></text:span><text:change-end text:change-id="ct28937056"/><text:change text:change-id="ct28957200"/><text:change text:change-id="ct28956992"/><text:change text:change-id="ct28956784"/><text:change text:change-id="ct28937264"/><text:change-start text:change-id="ct28957408"/><text:span text:style-name="T8">Portfolio</text:span><text:change-end text:change-id="ct28957408"/></text:p>
      <text:p text:style-name="P30"><text:s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change-start text:change-id="ct28387648"/><text:span text:style-name="Internet_20_link"><text:span text:style-name="T12">Responsive Portfolio Site</text:span></text:span></text:p>
            <text:p text:style-name="P2"><text:change-end text:change-id="ct28387648"/><text:change text:change-id="ct28958032"/><text:change text:change-id="ct28957616"/><text:change-start text:change-id="ct28960032"/><text:a xlink:type="simple" xlink:href="http://mackness.io/" text:style-name="Internet_20_link" text:visited-style-name="Visited_20_Internet_20_Link"><text:span text:style-name="Internet_20_link"><text:span text:style-name="T65">mackness.io</text:span></text:span></text:a><text:change-end text:change-id="ct28960032"/><text:change-start text:change-id="ct28959696"/></text:p>
            <text:p text:style-name="P15"><text:span text:style-name="Internet_20_link"><text:span text:style-name="T45">Front End</text:span></text:span></text:p>
            <text:p text:style-name="P15"><text:span text:style-name="Internet_20_link"><text:span text:style-name="T14">Angular 1.5, Javascript, Bootstrap, </text:span></text:span><text:change-end text:change-id="ct28959696"/><text:change-start text:change-id="ct28962224"/><text:span text:style-name="Internet_20_link"><text:span text:style-name="T14">HTML5 / CSS3</text:span></text:span></text:p>
            <text:p text:style-name="P15"><text:span text:style-name="Internet_20_link"><text:span text:style-name="T45">Back End</text:span></text:span></text:p>
            <text:p text:style-name="P15"><text:span text:style-name="Internet_20_link"><text:span text:style-name="T14">Javascript, Node, Express, MongoDB@mLab</text:span></text:span></text:p>
            <text:p text:style-name="P15"><text:span text:style-name="Internet_20_link"><text:span text:style-name="T45">Build Tools</text:span></text:span><text:change-end text:change-id="ct28962224"/><text:change-start text:change-id="ct28519968"/><text:span text:style-name="Internet_20_link"><text:span text:style-name="T45"> / Platform / VCS</text:span></text:span></text:p>
            <text:p text:style-name="P15"><text:span text:style-name="Internet_20_link"><text:span text:style-name="T14">Gulp – minification and image optimisation, Heroku, Git@Github</text:span></text:span><text:change-end text:change-id="ct28519968"/></text:p>
          </table:table-cell>
        </table:table-row>
        <table:table-row table:style-name="Table2.1">
          <table:table-cell table:style-name="Table2.A2" office:value-type="string">
            <text:p text:style-name="P2"><text:change text:change-id="ct28960768"/><text:change-start text:change-id="ct28961632"/><text:span text:style-name="Internet_20_link"><text:span text:style-name="T12">Cus</text:span></text:span><text:change-end text:change-id="ct28961632"/><text:change-start text:change-id="ct28966000"/><text:span text:style-name="Internet_20_link"><text:span text:style-name="T12">tom RESTful API + CRUD Ops consumed by Responsive Angular App</text:span></text:span><text:change-end text:change-id="ct28966000"/></text:p>
            <text:p text:style-name="P2"><text:change-start text:change-id="ct28965536"/><text:a xlink:type="simple" xlink:href="http://www.mackness.io/#/portfolio/customerserviceportal" text:style-name="Internet_20_link" text:visited-style-name="Visited_20_Internet_20_Link"><text:span text:style-name="Internet_20_link"><text:span text:style-name="T65">Demo Customer Service Portal</text:span></text:span></text:a></text:p>
            <text:p text:style-name="P15"><text:span text:style-name="Internet_20_link"><text:span text:style-name="T45">Front End</text:span></text:span></text:p>
            <text:p text:style-name="P15"><text:span text:style-name="Internet_20_link"><text:span text:style-name="T14">Angular 1.5, Javascript, Bootstrap, HTML5 / CSS3</text:span></text:span></text:p>
            <text:p text:style-name="P15"><text:span text:style-name="Internet_20_link"><text:span text:style-name="T45">Back End</text:span></text:span></text:p>
            <text:p text:style-name="P15"><text:span text:style-name="Internet_20_link"><text:span text:style-name="T14">Javascript, Node, Express, </text:span></text:span><text:span text:style-name="Internet_20_link"><text:span text:style-name="T41">Mongoose,</text:span></text:span><text:span text:style-name="Internet_20_link"><text:span text:style-name="T14"> MongoDB@mLab</text:span></text:span></text:p>
            <text:p text:style-name="P3"><text:span text:style-name="Internet_20_link"><text:span text:style-name="T45">Build Tools / Platform / VCS</text:span></text:span><text:change-end text:change-id="ct28965536"/><text:change-start text:change-id="ct28971872"/></text:p>
            <text:p text:style-name="P3"><text:change-end text:change-id="ct28971872"/><text:change text:change-id="ct28969408"/><text:change text:change-id="ct28972416"/><text:change text:change-id="ct28972208"/><text:change text:change-id="ct28963712"/><text:change-start text:change-id="ct28969616"/><text:span text:style-name="Internet_20_link"><text:span text:style-name="T14">Gulp – minification and image optimisation, Heroku, Git@Github</text:span></text:span><text:change-end text:change-id="ct28969616"/></text:p>
          </table:table-cell>
        </table:table-row>
        <table:table-row table:style-name="Table2.1">
          <table:table-cell table:style-name="Table2.A1" office:value-type="string">
            <text:p text:style-name="P6"><text:change-start text:change-id="ct28973760"/><text:span text:style-name="Internet_20_link"><text:span text:style-name="T12">Real-Time Authenticated Chat</text:span></text:span></text:p>
            <text:p text:style-name="P6"><text:a xlink:type="simple" xlink:href="http://chat.mackness.io/" text:style-name="Internet_20_link" text:visited-style-name="Visited_20_Internet_20_Link"><text:span text:style-name="Internet_20_link"><text:span text:style-name="T67">chat.mackness.io/</text:span></text:span></text:a></text:p>
            <text:p text:style-name="P4"><text:span text:style-name="Internet_20_link"><text:span text:style-name="T45">Front End</text:span></text:span></text:p>
            <text:p text:style-name="P4"><text:span text:style-name="Internet_20_link"><text:span text:style-name="T14">React JS, Javascript, Bootstrap, HTML5 / CSS3</text:span></text:span></text:p>
            <text:p text:style-name="P4"><text:span text:style-name="Internet_20_link"><text:span text:style-name="T45">Back End</text:span></text:span></text:p>
            <text:p text:style-name="P4"><text:span text:style-name="Internet_20_link"><text:span text:style-name="T14">Javascript, Meteor JS, MongoDB@mLab</text:span></text:span></text:p>
            <text:p text:style-name="P4"><text:span text:style-name="Internet_20_link"><text:span text:style-name="T45">Build Tools / Platform / VCS</text:span></text:span></text:p>
            <text:p text:style-name="P4"><text:change-end text:change-id="ct28973760"/><text:change text:change-id="ct25220160"/><text:change text:change-id="ct25219952"/><text:change text:change-id="ct28968592"/><text:change text:change-id="ct28968384"/><text:change text:change-id="ct28967936"/><text:change text:change-id="ct28967264"/><text:change-start text:change-id="ct25220368"/><text:span text:style-name="Internet_20_link"><text:span text:style-name="T14">Heroku, Git@Github</text:span></text:span><text:change-end text:change-id="ct25220368"/></text:p>
          </table:table-cell>
        </table:table-row>
        <table:table-row table:style-name="Table2.1">
          <table:table-cell table:style-name="Table2.A2" office:value-type="string">
            <text:p text:style-name="P24"><text:change-start text:change-id="ct25337536"/><text:span text:style-name="Internet_20_link"><text:span text:style-name="T53">Public Code – Answers to Open Javascript Challenges</text:span></text:span></text:p>
            <text:p text:style-name="P24"><text:a xlink:type="simple" xlink:href="https://github.com/robertmackness/js-assessment/tree/master/app" text:style-name="Internet_20_link" text:visited-style-name="Visited_20_Internet_20_Link"><text:span text:style-name="Internet_20_link"><text:span text:style-name="T68">Public Git Repo Link</text:span></text:span></text:a></text:p>
            <text:p text:style-name="P18"><text:span text:style-name="Internet_20_link"><text:span text:style-name="T46">Rebecca Murphey's Javascript Assessement</text:span></text:span></text:p>
            <text:p text:style-name="P5"><text:change-end text:change-id="ct25337536"/><text:change text:change-id="ct25349040"/><text:change text:change-id="ct25348832"/><text:change text:change-id="ct25348624"/><text:change text:change-id="ct25348416"/><text:change text:change-id="ct25348208"/><text:change text:change-id="ct25348000"/><text:change text:change-id="ct25347792"/><text:change text:change-id="ct25347584"/><text:change text:change-id="ct25346768"/><text:change text:change-id="ct25346560"/><text:change text:change-id="ct25347088"/><text:change text:change-id="ct28972800"/><text:change-start text:change-id="ct25349248"/><text:span text:style-name="T11">Scope, Closures, Regex, String manipulation, Bitwise Operators, Recurs</text:span><text:change-end text:change-id="ct25349248"/><text:change-start text:change-id="ct28960240"/><text:span text:style-name="T11">ion and more.</text:span><text:change-end text:change-id="ct28960240"/></text:p>
          </table:table-cell>
        </table:table-row>
        <table:table-row table:style-name="Table2.1">
          <table:table-cell table:style-name="Table2.A1" office:value-type="string">
            <text:p text:style-name="P6"><text:change-start text:change-id="ct28973424"/><text:span text:style-name="Internet_20_link"><text:span text:style-name="T12">Web-Development Technical Blogging</text:span></text:span></text:p>
            <text:p text:style-name="P6"><text:span text:style-name="Internet_20_link"><text:span text:style-name="T12"/></text:span></text:p>
            <text:p text:style-name="P6"><text:change-end text:change-id="ct28973424"/><text:change text:change-id="ct28960448"/><text:change text:change-id="ct28579008"/><text:change-start text:change-id="ct25350960"/><text:a xlink:type="simple" xlink:href="http://blog.mackness.io/" text:style-name="Internet_20_link" text:visited-style-name="Visited_20_Internet_20_Link"><text:span text:style-name="Internet_20_link"><text:span text:style-name="T66">blog.mackness.io/</text:span></text:span></text:a><text:change-end text:change-id="ct25350960"/><text:change-start text:change-id="ct25351360"/></text:p>
            <text:p text:style-name="P6"><text:change-end text:change-id="ct25351360"/><text:span text:style-name="Internet_20_link"><text:span text:style-name="T66"/></text:span></text:p>
          </table:table-cell>
        </table:table-row>
        <table:table-row table:style-name="Table2.1">
          <table:table-cell table:style-name="Table2.A2" office:value-type="string">
            <text:p text:style-name="P6"><text:change-start text:change-id="ct28963152"/><text:span text:style-name="Internet_20_link"><text:span text:style-name="T12">Platform Survival Game – Android</text:span></text:span></text:p>
            <text:p text:style-name="P6"><text:a xlink:type="simple" xlink:href="https://play.google.com/store/apps/details?id=com.chopstickphoenix.miniwrestlesurvival.android&amp;hl=en" text:style-name="Internet_20_link" text:visited-style-name="Visited_20_Internet_20_Link"><text:span text:style-name="Internet_20_link"><text:span text:style-name="T69">Google Play Store Link</text:span></text:span></text:a></text:p>
            <text:p text:style-name="P4"><text:span text:style-name="Internet_20_link"><text:span text:style-name="T45">Front End</text:span></text:span></text:p>
            <text:p text:style-name="P4"><text:span text:style-name="Internet_20_link"><text:span text:style-name="T14">Java, LibGDX</text:span></text:span></text:p>
            <text:p text:style-name="P4"><text:span text:style-name="Internet_20_link"><text:span text:style-name="T45">Back End</text:span></text:span></text:p>
            <text:p text:style-name="P4"><text:span text:style-name="Internet_20_link"><text:span text:style-name="T14">Swarm API for global leaderboard</text:span></text:span></text:p>
            <text:p text:style-name="P4"><text:span text:style-name="Internet_20_link"><text:span text:style-name="T45">Build Tools / Platform / VCS</text:span></text:span></text:p>
            <text:p text:style-name="P4"><text:change-end text:change-id="ct28963152"/><text:change text:change-id="ct25355072"/><text:change text:change-id="ct28962656"/><text:change text:change-id="ct25354560"/><text:change-start text:change-id="ct25355280"/><text:span text:style-name="Internet_20_link"><text:span text:style-name="T40">Eclipse IDE, Android, Git@Github</text:span></text:span><text:change-end text:change-id="ct25355280"/></text:p>
          </table:table-cell>
        </table:table-row>
        <table:table-row table:style-name="Table2.1">
          <table:table-cell table:style-name="Table2.A1" office:value-type="string">
            <text:p text:style-name="P25"><text:span text:style-name="Internet_20_link"><text:span text:style-name="T54">Financial Tr</text:span></text:span><text:change-start text:change-id="ct25359136"/><text:span text:style-name="Internet_20_link"><text:span text:style-name="T54">ading Algorithm – Gengis Khandle</text:span></text:span></text:p>
            <text:p text:style-name="P20"><text:span text:style-name="Internet_20_link"><text:span text:style-name="T47">Language</text:span></text:span></text:p>
            <text:p text:style-name="P20"><text:span text:style-name="Internet_20_link"><text:span text:style-name="T42">MQL4</text:span></text:span></text:p>
            <text:p text:style-name="P20"><text:span text:style-name="Internet_20_link"><text:span text:style-name="T47">Plat</text:span></text:span><text:change-end text:change-id="ct25359136"/><text:change-start text:change-id="ct25361520"/><text:span text:style-name="Internet_20_link"><text:span text:style-name="T47">form</text:span></text:span></text:p>
            <text:p text:style-name="P20"><text:span text:style-name="Internet_20_link"><text:span text:style-name="T42">Metatrader 4</text:span></text:span><text:change-end text:change-id="ct25361520"/></text:p>
          </table:table-cell>
        </table:table-row>
      </table:table>
      <text:p text:style-name="P7"><text:change text:change-id="ct25360528"/><text:change text:change-id="ct25360320"/><text:change text:change-id="ct25361072"/><text:change text:change-id="ct25360864"/><text:change text:change-id="ct25358368"/><text:change text:change-id="ct25359616"/><text:change text:change-id="ct28495376"/><text:change text:change-id="ct28952128"/><text:change text:change-id="ct25357824"/><text:change text:change-id="ct28514576"/><text:span text:style-name="T15"/></text:p>
      <text:p text:style-name="P8"><text:change-start text:change-id="ct25356000"/></text:p>
      <text:p text:style-name="P11"><text:change-end text:change-id="ct25356000"/><text:soft-page-break/><text:span text:style-name="T18"><text:s text:c="51"/></text:span><text:change text:change-id="ct28604992"/><text:span text:style-name="T18"><text:s text:c="12"/></text:span><text:span text:style-name="T34">Certification</text:span></text:p>
      <text:p text:style-name="P28"><text:s/></text:p>
      <table:table table:name="Table5" table:style-name="Table5">
        <table:table-column table:style-name="Table5.A" table:number-columns-repeated="4"/>
        <table:table-row table:style-name="Table5.1">
          <table:table-cell table:style-name="Table5.A1" office:value-type="string">
            <text:p text:style-name="P46">CCNA</text:p>
          </table:table-cell>
          <table:table-cell table:style-name="Table5.B1" office:value-type="string">
            <text:p text:style-name="P45">Pass - 2012</text:p>
          </table:table-cell>
          <table:table-cell table:style-name="Table5.A1" office:value-type="string">
            <text:p text:style-name="P46">REACHER Satellite Mgt.</text:p>
          </table:table-cell>
          <table:table-cell table:style-name="Table5.B1" office:value-type="string">
            <text:p text:style-name="P45">Pass - 2008/9</text:p>
          </table:table-cell>
        </table:table-row>
        <table:table-row table:style-name="Table5.1">
          <table:table-cell table:style-name="Table5.A1" office:value-type="string">
            <text:p text:style-name="P46">ITIL v3</text:p>
          </table:table-cell>
          <table:table-cell table:style-name="Table5.B1" office:value-type="string">
            <text:p text:style-name="P45">Pass - 2012</text:p>
          </table:table-cell>
          <table:table-cell table:style-name="Table5.A1" office:value-type="string">
            <text:p text:style-name="P46">Equality and Diversity</text:p>
          </table:table-cell>
          <table:table-cell table:style-name="Table5.B1" office:value-type="string">
            <text:p text:style-name="P45">Joint-Force Advisor</text:p>
          </table:table-cell>
        </table:table-row>
      </table:table>
      <text:p text:style-name="P37"><text:change-start text:change-id="ct28954848"/></text:p>
      <text:p text:style-name="P19"><text:change-end text:change-id="ct28954848"/><text:change-start text:change-id="ct25362784"/><text:span text:style-name="T18"><text:s text:c="67"/></text:span><text:span text:style-name="T34">Education</text:span></text:p>
      <text:p text:style-name="P29"><text:s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0">Defence College of Communications and Information Systems</text:p>
          </table:table-cell>
          <table:table-cell table:style-name="Table3.B1" office:value-type="string">
            <text:p text:style-name="P19"><text:span text:style-name="Internet_20_link"><text:span text:style-name="T14">LAN/WAN, TCP/IP, Satellite Communications, Land Electronic Warfare, Routing, Switching, Technical Operations Management</text:span></text:span></text:p>
          </table:table-cell>
        </table:table-row>
        <table:table-row table:style-name="Table3.1">
          <table:table-cell table:style-name="Table3.A1" office:value-type="string">
            <text:p text:style-name="P40">Royal Military Academy Sandhurst</text:p>
          </table:table-cell>
          <table:table-cell table:style-name="Table3.B2" office:value-type="string">
            <text:p text:style-name="P33">Queen's Commission, Bachelor's Degree Equivalent</text:p>
            <text:p text:style-name="P36">Leadership, Management, War Studies, Communications and International Relations</text:p>
          </table:table-cell>
        </table:table-row>
      </table:table>
      <text:p text:style-name="P31"/>
      <text:p text:style-name="P47"><text:change-end text:change-id="ct25362784"/><text:change-start text:change-id="ct25370576"/><text:span text:style-name="T7"><text:s text:c="60"/></text:span><text:span text:style-name="T35">Career History</text:span><text:change-end text:change-id="ct25370576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7"><text:span text:style-name="T63">Jan 201</text:span><text:change-start text:change-id="ct25369808"/><text:span text:style-name="T64">5</text:span><text:change-end text:change-id="ct25369808"/><text:change-start text:change-id="ct25369536"/><text:span text:style-name="T63"> to</text:span></text:p>
            <text:p text:style-name="P41">Present<text:change-end text:change-id="ct25369536"/></text:p>
          </table:table-cell>
          <table:table-cell table:style-name="Table6.B1" office:value-type="string">
            <text:p text:style-name="P50"><text:change-start text:change-id="ct50582000"/><text:span text:style-name="T73">Self-Taught Developer</text:span><text:change-end text:change-id="ct50582000"/><text:change-start text:change-id="ct25364640"/> <text:s text:c="121"/></text:p>
            <text:p text:style-name="P34">Technical </text:p>
            <text:p text:style-name="P15"><text:span text:style-name="T55">● <text:s/></text:span><text:span text:style-name="T43">MEAN Stack - N</text:span><text:span text:style-name="T14">ode</text:span><text:change-end text:change-id="ct25364640"/><text:change-start text:change-id="ct27063616"/><text:span text:style-name="T14">, Express, Angular, MongoDB, Gulp, Bootstrap, Heroku, Git.</text:span><text:change-end text:change-id="ct27063616"/><text:change-start text:change-id="ct27064816"/></text:p>
            <text:p text:style-name="P12"><text:change-end text:change-id="ct27064816"/><text:change-start text:change-id="ct25391296"/><text:span text:style-name="T56">● <text:s/></text:span><text:span text:style-name="T14">2D Android games integrated with third party API's. Written in Java using the LibGDX framework in Eclipse and Android Studio.</text:span></text:p>
            <text:p text:style-name="P61"><text:span text:style-name="T56">● <text:s/></text:span><text:span text:style-name="T14">Design and implementation of an authenticated real-time chat program with </text:span><text:span text:style-name="T43">React/Meteor.</text:span></text:p>
            <text:p text:style-name="P12"><text:span text:style-name="T56">● <text:s/></text:span><text:span text:style-name="T14">The Odin Project + Michael Hartl's Rails tutorial + Rails/Angular/PostgreSQL tutorials.</text:span></text:p>
            <text:p text:style-name="P60"><text:span text:style-name="T55">● <text:s/></text:span><text:span text:style-name="T59">Financial trading algorithm and automated brokerage order placement (MQL4)</text:span></text:p>
            <text:p text:style-name="P35">Marketing / SEO / Advertising / UI / Image Manipulation</text:p>
            <text:p text:style-name="P12"><text:span text:style-name="T56">● <text:s/></text:span><text:span text:style-name="T14">Design and launch of Google Play Store listings using targeted descriptions and researched SEO keywords via SearchMan.</text:span><text:span text:style-name="T56"> </text:span><text:span text:style-name="T14">Design of Android game UI and animations using GIMP2.</text:span><text:change-end text:change-id="ct25391296"/><text:change text:change-id="ct42795680"/></text:p>
          </table:table-cell>
        </table:table-row>
        <table:table-row table:style-name="Table6.1">
          <table:table-cell table:style-name="Table6.A1" office:value-type="string">
            <text:p text:style-name="P41"><text:change-start text:change-id="ct25373472"/>2013</text:p>
            <text:p text:style-name="P41">to</text:p>
            <text:p text:style-name="P27"><text:span text:style-name="T63">201</text:span><text:change-end text:change-id="ct25373472"/><text:change-start text:change-id="ct25379184"/><text:span text:style-name="T63">5</text:span><text:change-end text:change-id="ct25379184"/></text:p>
          </table:table-cell>
          <table:table-cell table:style-name="Table6.B2" office:value-type="string">
            <text:p text:style-name="P50"><text:change-start text:change-id="ct25379520"/>IT Networking Consultant / Service Delivery Manager <text:s text:c="24"/>Blue Chip Data Systems</text:p>
            <text:p text:style-name="P34">Technical<text:change-end text:change-id="ct25379520"/><text:change-start text:change-id="ct28631088"/></text:p>
            <text:p text:style-name="P48"><text:span text:style-name="T57">● <text:s/></text:span><text:span text:style-name="T11">Lead engineer for multiple technical projects within the private sector; including satellite communications, network design, configuration, installation, troubleshooting and security.</text:span></text:p>
            <text:p text:style-name="P32">Leadership and Management<text:change-end text:change-id="ct28631088"/><text:change-start text:change-id="ct25393760"/></text:p>
            <text:p text:style-name="P15"><text:span text:style-name="T57">● <text:s/></text:span><text:span text:style-name="T11">Technical service delivery management for a range of international clients in the private sector.</text:span><text:change-end text:change-id="ct25393760"/></text:p>
          </table:table-cell>
        </table:table-row>
        <table:table-row table:style-name="Table6.1">
          <table:table-cell table:style-name="Table6.A1" office:value-type="string">
            <text:p text:style-name="P42"><text:change-start text:change-id="ct25393968"/>2007</text:p>
            <text:p text:style-name="P42">to</text:p>
            <text:p text:style-name="P42">2013<text:change-end text:change-id="ct25393968"/></text:p>
          </table:table-cell>
          <table:table-cell table:style-name="Table6.B1" office:value-type="string">
            <text:p text:style-name="P48"><text:change-start text:change-id="ct25377952"/><text:span text:style-name="T19">Royal Signals Troop Commander </text:span><text:change-end text:change-id="ct25377952"/><text:change-start text:change-id="ct25378160"/><text:span text:style-name="T19">–</text:span><text:change-end text:change-id="ct25378160"/><text:change-start text:change-id="ct25394352"/><text:span text:style-name="T19"> Queen's </text:span><text:change-end text:change-id="ct25394352"/><text:change-start text:change-id="ct25382784"/><text:span text:style-name="T19">Commissioned Officer <text:s text:c="20"/>British Army</text:span></text:p>
            <text:p text:style-name="P32">Leadership and Management</text:p>
            <text:p text:style-name="P15"><text:span text:style-name="T57">● <text:s/></text:span><text:span text:style-name="T11">Leadership, management and administration for multiple units ranging from 30 to 45 soldiers. </text:span></text:p>
            <text:p text:style-name="P15"><text:span text:style-name="T57">● <text:s/></text:span><text:span text:style-name="T11">Working closely with the director of a 500 strong Afghanistan National Army training unit as a leadership consultant. </text:span></text:p>
            <text:p text:style-name="P48"><text:span text:style-name="T57">● <text:s/></text:span><text:span text:style-name="T11">Management of all UK cryptographic material, electronic warfare devices, satellite/radio communications equipment and a fleet of vehicles for </text:span><text:span text:style-name="T37">international organisations.</text:span></text:p>
            <text:p text:style-name="P32">Training Delivery</text:p>
            <text:p text:style-name="P15"><text:span text:style-name="T57">● <text:s/></text:span><text:span text:style-name="T11">Designed and implemented two training and promotion courses for the Royal Signals, a 9000 strong organisation, to ensure that the right calibre of soldiers were being promoted into junior management positions.</text:span></text:p>
            <text:p text:style-name="P48"><text:span text:style-name="T57">● <text:s/></text:span><text:span text:style-name="T11">Conceptualised and implemented the training objectives for the Officer Candidate School in Kabul to reflect the changing demands of modern asymmetric warfare.</text:span></text:p>
            <text:p text:style-name="P32">Technical</text:p>
            <text:p text:style-name="P15"><text:span text:style-name="T57">● <text:s/></text:span><text:span text:style-name="T11">Signalling Officer in command of coordinating artillery gunfire and communications operatives for both Remembrance Sunday and the Queen’s</text:span><text:span text:style-name="T57"> </text:span><text:span text:style-name="T11">Diamond Jubilee and London Olympics.</text:span></text:p>
            <text:p text:style-name="P15"><text:span text:style-name="T57">● <text:s/></text:span><text:span text:style-name="T11">Initiated and led a risk and security analysis of the Kabul Military Training Centre's biometric scanning processes; closing all identified security loopholes.</text:span><text:change-end text:change-id="ct25382784"/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Noto Sans" svg:font-family="'Noto Sans'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dc-truncate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text-transform="uppercase" fo:color="#231f20" style:font-name="Symbol" fo:font-family="Symbol" fo:font-size="10pt" fo:letter-spacing="-0.007cm" style:font-name-asian="Times New Roman" style:font-family-asian="'Times New Roman'" style:font-family-generic-asian="roman" style:font-pitch-asian="variable" style:font-size-asian="10pt" style:font-name-complex="OpenSymbol" style:font-family-complex="OpenSymbol, 'Arial Unicode MS'" style:font-charset-complex="x-symbol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wrappabl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ableentry" style:family="text" style:parent-style-name="Default_20_Paragraph_20_Fon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2.032cm" fo:margin-right="2.03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bert-Mackness-CV</dc:title>
    <meta:initial-creator>Testuser</meta:initial-creator>
    <meta:creation-date>2011-12-02T17:45:00</meta:creation-date>
    <dc:creator>zoidberg9000 </dc:creator>
    <dc:date>2016-03-31T17:36:07.410014699</dc:date>
    <meta:print-date>2011-11-18T08:15:00</meta:print-date>
    <meta:editing-cycles>115</meta:editing-cycles>
    <meta:editing-duration>PT4H37M52S</meta:editing-duration>
    <meta:generator>LibreOffice/4.4.3.2$Linux_X86_64 LibreOffice_project/40m0$Build-2</meta:generator>
    <meta:document-statistic meta:table-count="5" meta:image-count="0" meta:object-count="0" meta:page-count="2" meta:paragraph-count="103" meta:word-count="585" meta:character-count="4679" meta:non-whitespace-character-count="3737"/>
  </office:meta>
</office:document-meta>
</file>